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155830" officeooo:paragraph-rsid="00327a36" style:font-size-asian="14pt" style:font-size-complex="14pt"/>
    </style:style>
    <style:style style:name="P5" style:family="paragraph" style:parent-style-name="Standard">
      <style:text-properties fo:font-size="14pt" officeooo:paragraph-rsid="002016c9" style:font-size-asian="14pt" style:font-size-complex="14pt"/>
    </style:style>
    <style:style style:name="P6" style:family="paragraph" style:parent-style-name="Standard">
      <style:text-properties fo:font-size="14pt" officeooo:rsid="002016c9" officeooo:paragraph-rsid="002016c9" style:font-size-asian="14pt" style:font-size-complex="14pt"/>
    </style:style>
    <style:style style:name="P7" style:family="paragraph" style:parent-style-name="Standard">
      <style:text-properties fo:font-size="14pt" officeooo:rsid="002016c9" officeooo:paragraph-rsid="0022f8b7" style:font-size-asian="14pt" style:font-size-complex="14pt"/>
    </style:style>
    <style:style style:name="P8" style:family="paragraph" style:parent-style-name="Standard">
      <style:text-properties fo:font-size="14pt" officeooo:rsid="00220c02" officeooo:paragraph-rsid="00220c02" style:font-size-asian="14pt" style:font-size-complex="14pt"/>
    </style:style>
    <style:style style:name="P9" style:family="paragraph" style:parent-style-name="Standard">
      <style:text-properties fo:font-size="14pt" officeooo:rsid="0005b57b" officeooo:paragraph-rsid="00220c02" style:font-size-asian="14pt" style:font-size-complex="14pt"/>
    </style:style>
    <style:style style:name="P10" style:family="paragraph" style:parent-style-name="Standard">
      <style:text-properties fo:font-size="14pt" officeooo:rsid="0005b57b" officeooo:paragraph-rsid="0022f8b7" style:font-size-asian="14pt" style:font-size-complex="14pt"/>
    </style:style>
    <style:style style:name="P11" style:family="paragraph" style:parent-style-name="Standard">
      <style:text-properties fo:font-size="14pt" officeooo:rsid="0012ebf8" officeooo:paragraph-rsid="00220c02" style:font-size-asian="14pt" style:font-size-complex="14pt"/>
    </style:style>
    <style:style style:name="P12" style:family="paragraph" style:parent-style-name="Standard">
      <style:text-properties fo:font-size="14pt" officeooo:rsid="0016df04" officeooo:paragraph-rsid="00220c02" style:font-size-asian="14pt" style:font-size-complex="14pt"/>
    </style:style>
    <style:style style:name="P13" style:family="paragraph" style:parent-style-name="Standard">
      <style:text-properties fo:font-size="14pt" officeooo:rsid="0016df04" officeooo:paragraph-rsid="0022f8b7" style:font-size-asian="14pt" style:font-size-complex="14pt"/>
    </style:style>
    <style:style style:name="P14" style:family="paragraph" style:parent-style-name="Standard">
      <style:text-properties fo:font-size="14pt" officeooo:paragraph-rsid="0022f8b7" style:font-size-asian="14pt" style:font-size-complex="14pt"/>
    </style:style>
    <style:style style:name="P15" style:family="paragraph" style:parent-style-name="Standard">
      <style:text-properties fo:font-size="14pt" officeooo:rsid="0022f8b7" officeooo:paragraph-rsid="0022f8b7" style:font-size-asian="14pt" style:font-size-complex="14pt"/>
    </style:style>
    <style:style style:name="P16" style:family="paragraph" style:parent-style-name="Standard">
      <style:text-properties fo:font-size="14pt" officeooo:paragraph-rsid="0026fdb7" style:font-size-asian="14pt" style:font-size-complex="14pt"/>
    </style:style>
    <style:style style:name="P17" style:family="paragraph" style:parent-style-name="Standard">
      <style:text-properties fo:font-size="14pt" officeooo:paragraph-rsid="002a866e" style:font-size-asian="14pt" style:font-size-complex="14pt"/>
    </style:style>
    <style:style style:name="P18" style:family="paragraph" style:parent-style-name="Standard">
      <style:text-properties fo:font-size="14pt" officeooo:paragraph-rsid="002c02b7" style:font-size-asian="14pt" style:font-size-complex="14pt"/>
    </style:style>
    <style:style style:name="P19" style:family="paragraph" style:parent-style-name="Standard">
      <style:text-properties fo:font-size="14pt" officeooo:paragraph-rsid="0030650d" style:font-size-asian="14pt" style:font-size-complex="14pt"/>
    </style:style>
    <style:style style:name="P20" style:family="paragraph" style:parent-style-name="Standard">
      <style:text-properties fo:font-size="14pt" officeooo:rsid="0022f63c" officeooo:paragraph-rsid="0022f63c" style:font-size-asian="14pt" style:font-size-complex="14pt"/>
    </style:style>
    <style:style style:name="P21" style:family="paragraph" style:parent-style-name="Standard">
      <style:text-properties fo:font-size="14pt" officeooo:rsid="00327a36" officeooo:paragraph-rsid="00327a36" style:font-size-asian="14pt" style:font-size-complex="14pt"/>
    </style:style>
    <style:style style:name="P22" style:family="paragraph" style:parent-style-name="Standard">
      <style:text-properties fo:font-size="14pt" officeooo:rsid="00327a36" officeooo:paragraph-rsid="0037882d" style:font-size-asian="14pt" style:font-size-complex="14pt"/>
    </style:style>
    <style:style style:name="P23" style:family="paragraph" style:parent-style-name="Standard">
      <style:text-properties fo:font-size="14pt" officeooo:rsid="001fd949" officeooo:paragraph-rsid="001fd949" style:font-size-asian="14pt" style:font-size-complex="14pt"/>
    </style:style>
    <style:style style:name="P24" style:family="paragraph" style:parent-style-name="Standard">
      <style:text-properties fo:font-size="14pt" officeooo:rsid="0036352a" officeooo:paragraph-rsid="0036352a" style:font-size-asian="14pt" style:font-size-complex="14pt"/>
    </style:style>
    <style:style style:name="P25" style:family="paragraph" style:parent-style-name="Standard">
      <style:text-properties fo:font-size="14pt" officeooo:rsid="002d6f0b" officeooo:paragraph-rsid="002d6f0b" style:font-size-asian="14pt" style:font-size-complex="14pt"/>
    </style:style>
    <style:style style:name="P26" style:family="paragraph" style:parent-style-name="Standard">
      <style:text-properties fo:font-size="14pt" officeooo:rsid="0037882d" officeooo:paragraph-rsid="0037882d" style:font-size-asian="14pt" style:font-size-complex="14pt"/>
    </style:style>
    <style:style style:name="P27" style:family="paragraph" style:parent-style-name="Standard">
      <style:text-properties fo:font-size="14pt" fo:font-style="italic" style:font-size-asian="14pt" style:font-style-asian="italic" style:font-size-complex="14pt" style:font-style-complex="italic"/>
    </style:style>
    <style:style style:name="P28" style:family="paragraph" style:parent-style-name="Standard">
      <style:text-properties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29" style:family="paragraph" style:parent-style-name="Standard">
      <style:text-properties fo:font-size="14pt" fo:font-style="normal" style:text-underline-style="none" fo:font-weight="normal" officeooo:rsid="0012ebf8" officeooo:paragraph-rsid="0022f8b7" style:font-size-asian="14pt" style:font-style-asian="normal" style:font-weight-asian="normal" style:font-size-complex="14pt" style:font-style-complex="normal" style:font-weight-complex="normal"/>
    </style:style>
    <style:style style:name="P30" style:family="paragraph" style:parent-style-name="Standard">
      <style:text-properties fo:font-size="14pt" officeooo:rsid="000a9d2c" officeooo:paragraph-rsid="00220c02" style:font-size-asian="12.25pt" style:font-size-complex="14pt"/>
    </style:style>
    <style:style style:name="P31" style:family="paragraph" style:parent-style-name="Standard">
      <style:text-properties fo:font-size="14pt" fo:font-weight="bold" officeooo:rsid="0022f8b7" officeooo:paragraph-rsid="00327a36" style:font-size-asian="14pt" style:font-weight-asian="bold" style:font-size-complex="14pt" style:font-weight-complex="bold"/>
    </style:style>
    <style:style style:name="P32" style:family="paragraph" style:parent-style-name="Standard">
      <style:text-properties fo:font-size="14pt" fo:font-weight="bold" officeooo:rsid="0022f63c" officeooo:paragraph-rsid="00327a36" style:font-size-asian="14pt" style:font-weight-asian="bold" style:font-size-complex="14pt" style:font-weight-complex="bold"/>
    </style:style>
    <style:style style:name="P33" style:family="paragraph" style:parent-style-name="Standard">
      <style:text-properties fo:font-size="14pt" fo:font-weight="bold" officeooo:rsid="0034bc6b" officeooo:paragraph-rsid="0034bc6b" style:font-size-asian="14pt" style:font-weight-asian="bold" style:font-size-complex="14pt" style:font-weight-complex="bold"/>
    </style:style>
    <style:style style:name="P34" style:family="paragraph" style:parent-style-name="Standard">
      <style:text-properties fo:font-size="14pt" fo:font-weight="normal" officeooo:rsid="00327a36" officeooo:paragraph-rsid="00327a36" style:font-size-asian="14pt" style:font-weight-asian="normal" style:font-size-complex="14pt" style:font-weight-complex="normal"/>
    </style:style>
    <style:style style:name="P35" style:family="paragraph" style:parent-style-name="Standard">
      <style:text-properties fo:font-size="14pt" fo:font-weight="normal" officeooo:rsid="0037882d" officeooo:paragraph-rsid="0037882d" style:font-size-asian="14pt" style:font-weight-asian="normal" style:font-size-complex="14pt" style:font-weight-complex="normal"/>
    </style:style>
    <style:style style:name="P36" style:family="paragraph" style:parent-style-name="Standard">
      <style:text-properties fo:font-size="14pt" fo:font-weight="normal" officeooo:rsid="0037f014" officeooo:paragraph-rsid="0037f014"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20pt" fo:font-weight="bold" officeooo:paragraph-rsid="002016c9" style:font-size-asian="20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paragraph-rsid="0022f8b7" style:font-size-asian="20pt" style:font-weight-asian="bold" style:font-size-complex="20pt" style:font-weight-complex="bold"/>
    </style:style>
    <style:style style:name="P40" style:family="paragraph" style:parent-style-name="Standard">
      <style:paragraph-properties fo:text-align="center" style:justify-single-word="false"/>
      <style:text-properties fo:font-size="20pt" fo:font-weight="bold" officeooo:paragraph-rsid="0026fdb7" style:font-size-asian="20pt" style:font-weight-asian="bold" style:font-size-complex="20pt" style:font-weight-complex="bold"/>
    </style:style>
    <style:style style:name="P41" style:family="paragraph" style:parent-style-name="Standard">
      <style:paragraph-properties fo:text-align="center" style:justify-single-word="false"/>
      <style:text-properties fo:font-size="20pt" fo:font-weight="bold" officeooo:paragraph-rsid="002a866e"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20pt" fo:font-weight="bold" officeooo:paragraph-rsid="002c02b7" style:font-size-asian="20pt" style:font-weight-asian="bold" style:font-size-complex="20pt" style:font-weight-complex="bold"/>
    </style:style>
    <style:style style:name="P43" style:family="paragraph" style:parent-style-name="Standard">
      <style:paragraph-properties fo:text-align="center" style:justify-single-word="false"/>
      <style:text-properties fo:font-size="20pt" fo:font-weight="bold" officeooo:paragraph-rsid="0030650d" style:font-size-asian="20pt" style:font-weight-asian="bold" style:font-size-complex="20pt" style:font-weight-complex="bold"/>
    </style:style>
    <style:style style:name="P44" style:family="paragraph" style:parent-style-name="Standard">
      <style:text-properties fo:font-size="20pt" officeooo:rsid="000a9d2c" officeooo:paragraph-rsid="00220c02" style:font-size-asian="17.5pt" style:font-size-complex="20pt"/>
    </style:style>
    <style:style style:name="P45" style:family="paragraph" style:parent-style-name="Standard">
      <style:paragraph-properties fo:text-align="center" style:justify-single-word="false"/>
      <style:text-properties fo:font-size="20pt" officeooo:paragraph-rsid="00327a36" style:font-size-asian="20pt" style:font-size-complex="20pt"/>
    </style:style>
    <style:style style:name="P46" style:family="paragraph" style:parent-style-name="Standard">
      <style:paragraph-properties fo:text-align="center" style:justify-single-word="false"/>
      <style:text-properties fo:font-size="20pt" officeooo:paragraph-rsid="0037882d" style:font-size-asian="20pt" style:font-size-complex="20pt"/>
    </style:style>
    <style:style style:name="P47" style:family="paragraph" style:parent-style-name="Standard">
      <style:text-properties style:text-position="0% 100%" fo:font-size="14pt" fo:font-style="normal" style:text-underline-style="none" fo:font-weight="normal" officeooo:rsid="0012ebf8" officeooo:paragraph-rsid="00220c02" style:font-size-asian="14pt" style:font-style-asian="normal" style:font-weight-asian="normal" style:font-size-complex="14pt" style:font-style-complex="normal" style:font-weight-complex="normal"/>
    </style:style>
    <style:style style:name="P48" style:family="paragraph" style:parent-style-name="Standard">
      <style:text-properties style:text-position="0% 100%" fo:font-size="14pt" fo:font-style="normal" style:text-underline-style="none" fo:font-weight="normal" officeooo:rsid="0012ebf8" officeooo:paragraph-rsid="0022f8b7"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fo:font-size="14pt" fo:font-style="normal" style:text-underline-style="none" fo:font-weight="normal" officeooo:rsid="0012ebf8" officeooo:paragraph-rsid="002440ea"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fo:font-size="14pt" fo:font-style="normal" style:text-underline-style="none" fo:font-weight="normal" officeooo:rsid="00239bb2" officeooo:paragraph-rsid="00220c02"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fo:font-size="14pt" fo:font-style="normal" style:text-underline-style="solid" style:text-underline-width="auto" style:text-underline-color="font-color" fo:font-weight="bold" officeooo:rsid="000e5112" officeooo:paragraph-rsid="00220c02" style:font-size-asian="14pt" style:font-style-asian="normal" style:font-weight-asian="bold" style:font-size-complex="14pt" style:font-style-complex="normal" style:font-weight-complex="bold"/>
    </style:style>
    <style:style style:name="P52" style:family="paragraph" style:parent-style-name="Standard">
      <style:text-properties style:text-position="0% 100%" style:font-name="Liberation Serif" fo:font-size="14pt" officeooo:rsid="0026fdb7" officeooo:paragraph-rsid="0026fdb7" style:font-name-asian="DejaVu Sans" style:font-size-asian="14pt" style:font-name-complex="Lohit Hindi" style:font-size-complex="14pt"/>
    </style:style>
    <style:style style:name="P53" style:family="paragraph" style:parent-style-name="Standard">
      <style:text-properties style:text-position="0% 100%" style:font-name="Liberation Serif" fo:font-size="14pt" officeooo:rsid="002c02b7" officeooo:paragraph-rsid="002c02b7" style:font-name-asian="DejaVu Sans" style:font-size-asian="14pt" style:font-name-complex="Lohit Hindi" style:font-size-complex="14pt"/>
    </style:style>
    <style:style style:name="P54" style:family="paragraph" style:parent-style-name="Standard">
      <style:text-properties style:text-position="0% 100%" style:font-name="Liberation Serif" fo:font-size="14pt" officeooo:rsid="002c16d0" officeooo:paragraph-rsid="002c16d0" style:font-name-asian="DejaVu Sans" style:font-size-asian="14pt" style:font-name-complex="Lohit Hindi" style:font-size-complex="14pt"/>
    </style:style>
    <style:style style:name="P55" style:family="paragraph" style:parent-style-name="Standard">
      <style:text-properties style:text-position="0% 100%" style:font-name="Liberation Serif" fo:font-size="14pt" officeooo:rsid="002cfcad" officeooo:paragraph-rsid="002cfcad" style:font-name-asian="DejaVu Sans" style:font-size-asian="14pt" style:font-name-complex="Lohit Hindi" style:font-size-complex="14pt"/>
    </style:style>
    <style:style style:name="P56" style:family="paragraph" style:parent-style-name="Standard">
      <style:text-properties style:text-position="0% 100%" style:font-name="Liberation Serif" fo:font-size="14pt" officeooo:rsid="002d6f0b" officeooo:paragraph-rsid="002d6f0b" style:font-name-asian="DejaVu Sans" style:font-size-asian="14pt" style:font-name-complex="Lohit Hindi" style:font-size-complex="14pt"/>
    </style:style>
    <style:style style:name="P57" style:family="paragraph" style:parent-style-name="Standard">
      <style:text-properties style:text-position="0% 100%" style:font-name="Liberation Serif" fo:font-size="14pt" officeooo:rsid="002ea3c5" officeooo:paragraph-rsid="002ea3c5" style:font-name-asian="DejaVu Sans" style:font-size-asian="14pt" style:font-name-complex="Lohit Hindi" style:font-size-complex="14pt"/>
    </style:style>
    <style:style style:name="P58" style:family="paragraph" style:parent-style-name="Standard">
      <style:text-properties style:text-position="0% 100%" style:font-name="Liberation Serif" fo:font-size="14pt" officeooo:rsid="0030650d" officeooo:paragraph-rsid="0030650d" style:font-name-asian="DejaVu Sans" style:font-size-asian="14pt" style:font-name-complex="Lohit Hindi" style:font-size-complex="14pt"/>
    </style:style>
    <style:style style:name="P59" style:family="paragraph" style:parent-style-name="Standard">
      <style:text-properties style:font-name="Liberation Serif" fo:font-size="14pt" officeooo:rsid="002016c9" officeooo:paragraph-rsid="002016c9" style:font-name-asian="DejaVu Sans" style:font-size-asian="14pt" style:font-name-complex="Lohit Hindi" style:font-size-complex="14pt"/>
    </style:style>
    <style:style style:name="P60" style:family="paragraph" style:parent-style-name="Standard">
      <style:text-properties style:font-name="Liberation Serif" fo:font-size="14pt" officeooo:rsid="00220c02" officeooo:paragraph-rsid="00220c02" style:font-name-asian="DejaVu Sans" style:font-size-asian="14pt" style:font-name-complex="Lohit Hindi" style:font-size-complex="14pt"/>
    </style:style>
    <style:style style:name="P61" style:family="paragraph" style:parent-style-name="Standard">
      <style:text-properties style:font-name="Liberation Serif" fo:font-size="14pt" officeooo:rsid="00220c02" officeooo:paragraph-rsid="0026fdb7" style:font-name-asian="DejaVu Sans" style:font-size-asian="14pt" style:font-name-complex="Lohit Hindi" style:font-size-complex="14pt"/>
    </style:style>
    <style:style style:name="P62" style:family="paragraph" style:parent-style-name="Standard">
      <style:text-properties style:font-name="Liberation Serif" fo:font-size="14pt" officeooo:rsid="0022f8b7" officeooo:paragraph-rsid="0022f8b7" style:font-name-asian="DejaVu Sans" style:font-size-asian="14pt" style:font-name-complex="Lohit Hindi" style:font-size-complex="14pt"/>
    </style:style>
    <style:style style:name="P63" style:family="paragraph" style:parent-style-name="Standard">
      <style:text-properties style:font-name="Liberation Serif" fo:font-size="14pt" officeooo:rsid="0022f8b7" officeooo:paragraph-rsid="002440ea" style:font-name-asian="DejaVu Sans" style:font-size-asian="14pt" style:font-name-complex="Lohit Hindi" style:font-size-complex="14pt"/>
    </style:style>
    <style:style style:name="P64" style:family="paragraph" style:parent-style-name="Standard">
      <style:text-properties style:font-name="Liberation Serif" fo:font-size="14pt" officeooo:rsid="0022f8b7" officeooo:paragraph-rsid="0026fdb7" style:font-name-asian="DejaVu Sans" style:font-size-asian="14pt" style:font-name-complex="Lohit Hindi" style:font-size-complex="14pt"/>
    </style:style>
    <style:style style:name="P65" style:family="paragraph" style:parent-style-name="Standard">
      <style:text-properties style:font-name="Liberation Serif" fo:font-size="14pt" officeooo:rsid="0005b57b" officeooo:paragraph-rsid="0022f8b7" style:font-name-asian="DejaVu Sans" style:font-size-asian="14pt" style:font-name-complex="Lohit Hindi" style:font-size-complex="14pt"/>
    </style:style>
    <style:style style:name="P66" style:family="paragraph" style:parent-style-name="Standard">
      <style:text-properties style:font-name="Liberation Serif" fo:font-size="14pt" officeooo:rsid="002440ea" officeooo:paragraph-rsid="002440ea" style:font-name-asian="DejaVu Sans" style:font-size-asian="14pt" style:font-name-complex="Lohit Hindi" style:font-size-complex="14pt"/>
    </style:style>
    <style:style style:name="P67" style:family="paragraph" style:parent-style-name="Standard">
      <style:text-properties style:font-name="Liberation Serif" fo:font-size="14pt" officeooo:rsid="002438fa" officeooo:paragraph-rsid="002438fa" style:font-name-asian="DejaVu Sans" style:font-size-asian="14pt" style:font-name-complex="Lohit Hindi" style:font-size-complex="14pt"/>
    </style:style>
    <style:style style:name="P68" style:family="paragraph" style:parent-style-name="Standard">
      <style:text-properties style:font-name="Liberation Serif" fo:font-size="14pt" officeooo:rsid="0026fdb7" officeooo:paragraph-rsid="0026fdb7" style:font-name-asian="DejaVu Sans" style:font-size-asian="14pt" style:font-name-complex="Lohit Hindi" style:font-size-complex="14pt"/>
    </style:style>
    <style:style style:name="P69" style:family="paragraph" style:parent-style-name="Standard">
      <style:text-properties style:font-name="Liberation Serif" fo:font-size="14pt" officeooo:rsid="0030650d" officeooo:paragraph-rsid="0030650d" style:font-name-asian="DejaVu Sans" style:font-size-asian="14pt" style:font-name-complex="Lohit Hindi" style:font-size-complex="14pt"/>
    </style:style>
    <style:style style:name="P70" style:family="paragraph" style:parent-style-name="Standard">
      <style:text-properties style:font-name="Liberation Serif" fo:font-size="14pt" officeooo:rsid="0030895e" officeooo:paragraph-rsid="0030895e" style:font-name-asian="DejaVu Sans" style:font-size-asian="14pt" style:font-name-complex="Lohit Hindi" style:font-size-complex="14pt"/>
    </style:style>
    <style:style style:name="P71" style:family="paragraph" style:parent-style-name="Standard">
      <style:text-properties style:font-name="Liberation Serif" fo:font-size="14pt" officeooo:rsid="00316b1c" officeooo:paragraph-rsid="00316b1c" style:font-name-asian="DejaVu Sans" style:font-size-asian="14pt" style:font-name-complex="Lohit Hindi" style:font-size-complex="14pt"/>
    </style:style>
    <style:style style:name="P72" style:family="paragraph" style:parent-style-name="Standard">
      <style:text-properties style:font-name="Liberation Serif" fo:font-size="14pt" fo:font-weight="bold" officeooo:rsid="0025b73a" officeooo:paragraph-rsid="0025b73a" style:font-name-asian="DejaVu Sans" style:font-size-asian="14pt" style:font-weight-asian="bold" style:font-name-complex="Lohit Hindi" style:font-size-complex="14pt" style:font-weight-complex="bold"/>
    </style:style>
    <style:style style:name="P73" style:family="paragraph" style:parent-style-name="Standard">
      <style:text-properties style:font-name="Liberation Serif" fo:font-size="14pt" fo:font-weight="normal" officeooo:rsid="0030895e" officeooo:paragraph-rsid="0030895e" style:font-name-asian="DejaVu Sans" style:font-size-asian="14pt" style:font-weight-asian="normal" style:font-name-complex="Lohit Hindi" style:font-size-complex="14pt" style:font-weight-complex="normal"/>
    </style:style>
    <style:style style:name="P74" style:family="paragraph" style:parent-style-name="Standard">
      <style:text-properties style:font-name="Liberation Serif" fo:font-size="14pt" fo:font-weight="normal" officeooo:rsid="00316b1c" officeooo:paragraph-rsid="00316b1c" style:font-name-asian="DejaVu Sans" style:font-size-asian="14pt" style:font-weight-asian="normal" style:font-name-complex="Lohit Hindi" style:font-size-complex="14pt" style:font-weight-complex="normal"/>
    </style:style>
    <style:style style:name="P75" style:family="paragraph" style:parent-style-name="Standard">
      <style:text-properties fo:font-size="14pt" fo:font-style="normal" fo:font-weight="normal" officeooo:rsid="0037882d" officeooo:paragraph-rsid="0037882d"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center" style:justify-single-word="false"/>
      <style:text-properties fo:font-size="14pt" fo:font-weight="bold" officeooo:rsid="00327a36" officeooo:paragraph-rsid="0037882d" style:font-size-asian="14pt" style:font-weight-asian="bold" style:font-size-complex="14pt" style:font-weight-complex="bold"/>
    </style:style>
    <style:style style:name="P77" style:family="paragraph" style:parent-style-name="Standard">
      <style:text-properties fo:font-size="14pt" fo:font-weight="bold" officeooo:rsid="0039a912" officeooo:paragraph-rsid="0039a912" style:font-size-asian="14pt" style:font-weight-asian="bold" style:font-size-complex="14pt" style:font-weight-complex="bold"/>
    </style:style>
    <style:style style:name="P78" style:family="paragraph" style:parent-style-name="Standard">
      <style:text-properties fo:font-size="14pt" fo:font-weight="bold" officeooo:rsid="003b494e" officeooo:paragraph-rsid="003b494e" style:font-size-asian="14pt" style:font-weight-asian="bold" style:font-size-complex="14pt" style:font-weight-complex="bold"/>
    </style:style>
    <style:style style:name="P79" style:family="paragraph" style:parent-style-name="Standard">
      <style:text-properties fo:font-size="14pt" fo:font-weight="normal" officeooo:rsid="0037f014" officeooo:paragraph-rsid="0037f014" style:font-size-asian="14pt" style:font-weight-asian="normal" style:font-size-complex="14pt" style:font-weight-complex="normal"/>
    </style:style>
    <style:style style:name="P80" style:family="paragraph" style:parent-style-name="Standard">
      <style:text-properties fo:font-size="14pt" fo:font-weight="normal" officeooo:rsid="0039a912" officeooo:paragraph-rsid="0039a912" style:font-size-asian="14pt" style:font-weight-asian="normal" style:font-size-complex="14pt" style:font-weight-complex="normal"/>
    </style:style>
    <style:style style:name="P81" style:family="paragraph" style:parent-style-name="Standard">
      <style:text-properties fo:font-size="14pt" officeooo:rsid="00327a36" officeooo:paragraph-rsid="0039a912" style:font-size-asian="14pt" style:font-size-complex="14pt"/>
    </style:style>
    <style:style style:name="P82" style:family="paragraph" style:parent-style-name="Standard">
      <style:text-properties style:font-name="Liberation Serif" fo:font-size="14pt" fo:font-style="normal" fo:font-weight="normal" officeooo:rsid="0037f014" officeooo:paragraph-rsid="0037f014" style:font-name-asian="DejaVu Sans" style:font-size-asian="14pt" style:font-style-asian="normal" style:font-weight-asian="normal" style:font-name-complex="Lohit Hindi" style:font-size-complex="14pt" style:font-style-complex="normal" style:font-weight-complex="normal"/>
    </style:style>
    <style:style style:name="P83" style:family="paragraph" style:parent-style-name="Standard">
      <style:text-properties style:font-name="Liberation Serif" fo:font-size="14pt" fo:font-weight="normal" officeooo:rsid="00316b1c" officeooo:paragraph-rsid="00316b1c" style:font-name-asian="DejaVu Sans" style:font-size-asian="14pt" style:font-weight-asian="normal" style:font-name-complex="Lohit Hindi" style:font-size-complex="14pt" style:font-weight-complex="normal"/>
    </style:style>
    <style:style style:name="P84" style:family="paragraph" style:parent-style-name="Standard" style:list-style-name="L1">
      <style:text-properties style:text-position="0% 100%" style:font-name="Liberation Serif" fo:font-size="14pt" officeooo:rsid="0030650d" officeooo:paragraph-rsid="0030650d" style:font-name-asian="DejaVu Sans" style:font-size-asian="14pt" style:font-name-complex="Lohit Hindi" style:font-size-complex="14pt"/>
    </style:style>
    <style:style style:name="P85" style:family="paragraph" style:parent-style-name="Standard">
      <style:paragraph-properties fo:text-align="center" style:justify-single-word="false"/>
      <style:text-properties fo:font-size="20pt" officeooo:paragraph-rsid="0039a912" style:font-size-asian="20pt" style:font-size-complex="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officeooo:rsid="000fe5e1"/>
    </style:style>
    <style:style style:name="T5" style:family="text">
      <style:text-properties style:text-underline-style="solid" style:text-underline-width="auto" style:text-underline-color="font-color"/>
    </style:style>
    <style:style style:name="T6" style:family="text">
      <style:text-properties officeooo:rsid="002016c9"/>
    </style:style>
    <style:style style:name="T7" style:family="text">
      <style:text-properties style:font-name="Liberation Serif1" style:font-name-asian="Liberation Serif1" style:font-name-complex="Liberation Serif1"/>
    </style:style>
    <style:style style:name="T8" style:family="text">
      <style:text-properties style:font-name="Liberation Serif1" fo:font-style="normal" style:font-name-asian="Liberation Serif1" style:font-style-asian="normal" style:font-name-complex="Liberation Serif1" style:font-style-complex="normal"/>
    </style:style>
    <style:style style:name="T9" style:family="text">
      <style:text-properties style:font-name="Liberation Serif" style:font-name-asian="DejaVu Sans" style:font-name-complex="Lohit Hindi"/>
    </style:style>
    <style:style style:name="T10" style:family="text">
      <style:text-properties style:font-name="Liberation Serif" officeooo:rsid="00220c02" style:font-name-asian="DejaVu Sans" style:font-name-complex="Lohit Hindi"/>
    </style:style>
    <style:style style:name="T11" style:family="text">
      <style:text-properties style:font-name="Liberation Serif" officeooo:rsid="002d6f0b" style:font-name-asian="DejaVu Sans" style:font-name-complex="Lohit Hindi"/>
    </style:style>
    <style:style style:name="T12" style:family="text">
      <style:text-properties style:font-name="Liberation Serif" fo:font-style="normal" style:font-name-asian="DejaVu Sans" style:font-style-asian="normal" style:font-name-complex="Lohit Hindi" style:font-style-complex="normal"/>
    </style:style>
    <style:style style:name="T13" style:family="text">
      <style:text-properties style:font-name="Liberation Serif" fo:font-style="normal" officeooo:rsid="0037f014" style:font-name-asian="DejaVu Sans" style:font-style-asian="normal" style:font-name-complex="Lohit Hindi" style:font-style-complex="normal"/>
    </style:style>
    <style:style style:name="T14" style:family="text">
      <style:text-properties style:font-name="Liberation Serif" fo:font-style="normal" officeooo:rsid="003809e3" style:font-name-asian="DejaVu Sans" style:font-style-asian="normal" style:font-name-complex="Lohit Hindi" style:font-style-complex="normal"/>
    </style:style>
    <style:style style:name="T15" style:family="text">
      <style:text-properties style:font-name="Liberation Serif" fo:font-style="normal" officeooo:rsid="0039a912" style:font-name-asian="DejaVu Sans" style:font-style-asian="normal" style:font-name-complex="Lohit Hindi" style:font-style-complex="normal"/>
    </style:style>
    <style:style style:name="T16" style:family="text">
      <style:text-properties style:font-name="Liberation Serif" fo:font-style="normal" fo:font-weight="normal" style:font-name-asian="DejaVu Sans" style:font-style-asian="normal" style:font-weight-asian="normal" style:font-name-complex="Lohit Hindi" style:font-style-complex="normal" style:font-weight-complex="normal"/>
    </style:style>
    <style:style style:name="T17" style:family="text">
      <style:text-properties style:font-name="Liberation Serif" fo:font-style="normal" fo:font-weight="normal" officeooo:rsid="003b494e" style:font-name-asian="DejaVu Sans" style:font-style-asian="normal" style:font-weight-asian="normal" style:font-name-complex="Lohit Hindi" style:font-style-complex="normal" style:font-weight-complex="normal"/>
    </style:style>
    <style:style style:name="T18" style:family="text">
      <style:text-properties officeooo:rsid="001a2db1"/>
    </style:style>
    <style:style style:name="T19" style:family="text">
      <style:text-properties style:text-position="sub 58%"/>
    </style:style>
    <style:style style:name="T20" style:family="text">
      <style:text-properties style:text-position="sub 58%" style:text-underline-style="solid" style:text-underline-width="auto" style:text-underline-color="font-color"/>
    </style:style>
    <style:style style:name="T21" style:family="text">
      <style:text-properties style:text-position="sub 58%" style:text-underline-style="solid" style:text-underline-width="auto" style:text-underline-color="font-color" officeooo:rsid="001a2db1"/>
    </style:style>
    <style:style style:name="T22" style:family="text">
      <style:text-properties style:text-position="sub 58%" officeooo:rsid="00239bb2"/>
    </style:style>
    <style:style style:name="T23" style:family="text">
      <style:text-properties style:text-position="sub 58%" officeooo:rsid="00230ab7"/>
    </style:style>
    <style:style style:name="T24" style:family="text">
      <style:text-properties style:text-position="sub 58%" officeooo:rsid="001b05c8"/>
    </style:style>
    <style:style style:name="T25" style:family="text">
      <style:text-properties style:text-position="sub 58%" officeooo:rsid="00133dcf"/>
    </style:style>
    <style:style style:name="T26" style:family="text">
      <style:text-properties style:text-position="sub 58%" fo:font-style="normal" style:text-underline-style="none" fo:font-weight="normal" officeooo:rsid="0024a07a" style:font-style-asian="normal" style:font-weight-asian="normal" style:font-style-complex="normal" style:font-weight-complex="normal"/>
    </style:style>
    <style:style style:name="T27" style:family="text">
      <style:text-properties style:text-position="sub 58%" fo:font-style="normal" style:text-underline-style="solid" style:text-underline-width="auto" style:text-underline-color="font-color" fo:font-weight="normal" officeooo:rsid="001a2db1" style:font-style-asian="normal" style:font-weight-asian="normal" style:font-style-complex="normal" style:font-weight-complex="normal"/>
    </style:style>
    <style:style style:name="T28" style:family="text">
      <style:text-properties style:text-position="sub 58%" style:text-underline-style="none" fo:font-weight="bold" style:font-weight-asian="bold" style:font-weight-complex="bold"/>
    </style:style>
    <style:style style:name="T29" style:family="text">
      <style:text-properties style:text-position="sub 58%" style:text-underline-style="none" fo:font-weight="bold" style:font-size-asian="20pt" style:font-weight-asian="bold" style:font-weight-complex="bold"/>
    </style:style>
    <style:style style:name="T30" style:family="text">
      <style:text-properties style:text-position="sub 58%" style:text-underline-style="none" fo:font-weight="bold" officeooo:rsid="000b5d46" style:font-size-asian="20pt" style:font-weight-asian="bold" style:font-weight-complex="bold"/>
    </style:style>
    <style:style style:name="T31" style:family="text">
      <style:text-properties style:text-position="sub 58%" fo:font-size="14pt" style:font-size-asian="14pt" style:font-size-complex="14pt"/>
    </style:style>
    <style:style style:name="T32" style:family="text">
      <style:text-properties style:text-position="sub 58%" fo:font-size="14pt" officeooo:rsid="001851a8" style:font-size-asian="14pt" style:font-size-complex="14pt"/>
    </style:style>
    <style:style style:name="T33" style:family="text">
      <style:text-properties style:text-position="sub 58%" fo:font-size="14pt" officeooo:rsid="00150f5a" style:font-size-asian="14pt" style:font-size-complex="14pt"/>
    </style:style>
    <style:style style:name="T34" style:family="text">
      <style:text-properties style:text-position="sub 58%" fo:font-size="14pt" officeooo:rsid="000b5d46" style:font-size-asian="14pt" style:font-size-complex="14pt"/>
    </style:style>
    <style:style style:name="T35" style:family="text">
      <style:text-properties style:text-position="sub 58%" fo:font-size="14pt" officeooo:rsid="000b7a6d" style:font-size-asian="14pt" style:font-size-complex="14pt"/>
    </style:style>
    <style:style style:name="T36" style:family="text">
      <style:text-properties style:text-position="sub 58%" fo:font-size="14pt" officeooo:rsid="0018672e" style:font-size-asian="14pt" style:font-size-complex="14pt"/>
    </style:style>
    <style:style style:name="T37" style:family="text">
      <style:text-properties style:text-position="sub 58%" style:font-name="Liberation Serif" fo:font-style="normal" style:text-underline-style="none" fo:font-weight="normal" officeooo:rsid="0024a07a" style:font-name-asian="DejaVu Sans" style:font-style-asian="normal" style:font-weight-asian="normal" style:font-name-complex="Lohit Hindi" style:font-style-complex="normal" style:font-weight-complex="normal"/>
    </style:style>
    <style:style style:name="T38" style:family="text">
      <style:text-properties style:text-position="sub 58%" style:font-name="Liberation Serif" fo:font-style="normal" style:text-underline-style="solid" style:text-underline-width="auto" style:text-underline-color="font-color" fo:font-weight="normal" officeooo:rsid="001a2db1" style:font-name-asian="DejaVu Sans" style:font-style-asian="normal" style:font-weight-asian="normal" style:font-name-complex="Lohit Hindi" style:font-style-complex="normal" style:font-weight-complex="normal"/>
    </style:style>
    <style:style style:name="T39" style:family="text">
      <style:text-properties style:text-position="sub 58%" officeooo:rsid="002438fa"/>
    </style:style>
    <style:style style:name="T40" style:family="text">
      <style:text-properties style:text-position="sub 58%" officeooo:rsid="002440ea"/>
    </style:style>
    <style:style style:name="T41" style:family="text">
      <style:text-properties style:text-position="sub 58%" officeooo:rsid="0022f8b7"/>
    </style:style>
    <style:style style:name="T42" style:family="text">
      <style:text-properties style:text-position="sub 58%" officeooo:rsid="0025b73a"/>
    </style:style>
    <style:style style:name="T43" style:family="text">
      <style:text-properties style:text-position="0% 100%"/>
    </style:style>
    <style:style style:name="T44" style:family="text">
      <style:text-properties style:text-position="0% 100%" style:text-underline-style="solid" style:text-underline-width="auto" style:text-underline-color="font-color"/>
    </style:style>
    <style:style style:name="T45" style:family="text">
      <style:text-properties style:text-position="0% 100%" style:text-underline-style="solid" style:text-underline-width="auto" style:text-underline-color="font-color" officeooo:rsid="00150f5a"/>
    </style:style>
    <style:style style:name="T46" style:family="text">
      <style:text-properties style:text-position="0% 100%" style:text-underline-style="solid" style:text-underline-width="auto" style:text-underline-color="font-color" officeooo:rsid="00133dcf"/>
    </style:style>
    <style:style style:name="T47" style:family="text">
      <style:text-properties style:text-position="0% 100%" officeooo:rsid="001a2db1"/>
    </style:style>
    <style:style style:name="T48" style:family="text">
      <style:text-properties style:text-position="0% 100%" officeooo:rsid="00230ab7"/>
    </style:style>
    <style:style style:name="T49" style:family="text">
      <style:text-properties style:text-position="0% 100%" officeooo:rsid="00150f5a"/>
    </style:style>
    <style:style style:name="T50" style:family="text">
      <style:text-properties style:text-position="0% 100%" officeooo:rsid="00239bb2"/>
    </style:style>
    <style:style style:name="T51" style:family="text">
      <style:text-properties style:text-position="0% 100%" officeooo:rsid="00133dcf"/>
    </style:style>
    <style:style style:name="T52" style:family="text">
      <style:text-properties style:text-position="0% 100%" fo:font-style="normal" style:text-underline-style="none" fo:font-weight="normal" officeooo:rsid="001a2db1" style:font-style-asian="normal" style:font-weight-asian="normal" style:font-style-complex="normal" style:font-weight-complex="normal"/>
    </style:style>
    <style:style style:name="T53" style:family="text">
      <style:text-properties style:text-position="0% 100%" fo:font-style="normal" style:text-underline-style="none" fo:font-weight="normal" officeooo:rsid="0024a07a" style:font-style-asian="normal" style:font-weight-asian="normal" style:font-style-complex="normal" style:font-weight-complex="normal"/>
    </style:style>
    <style:style style:name="T54" style:family="text">
      <style:text-properties style:text-position="0% 100%" fo:font-style="normal" style:text-underline-style="solid" style:text-underline-width="auto" style:text-underline-color="font-color" fo:font-weight="normal" officeooo:rsid="0024a07a" style:font-style-asian="normal" style:font-weight-asian="normal" style:font-style-complex="normal" style:font-weight-complex="normal"/>
    </style:style>
    <style:style style:name="T55" style:family="text">
      <style:text-properties style:text-position="0% 100%" fo:font-size="14pt" style:font-size-asian="14pt" style:font-size-complex="14pt"/>
    </style:style>
    <style:style style:name="T56" style:family="text">
      <style:text-properties style:text-position="0% 100%" fo:font-size="14pt" officeooo:rsid="001851a8" style:font-size-asian="14pt" style:font-size-complex="14pt"/>
    </style:style>
    <style:style style:name="T57" style:family="text">
      <style:text-properties style:text-position="0% 100%" fo:font-size="14pt" officeooo:rsid="00275d70" style:font-size-asian="14pt" style:font-size-complex="14pt"/>
    </style:style>
    <style:style style:name="T58" style:family="text">
      <style:text-properties style:text-position="0% 100%" fo:font-size="14pt" officeooo:rsid="000b5d46" style:font-size-asian="14pt" style:font-size-complex="14pt"/>
    </style:style>
    <style:style style:name="T59" style:family="text">
      <style:text-properties style:text-position="0% 100%" fo:font-size="14pt" officeooo:rsid="00150f5a" style:font-size-asian="14pt" style:font-size-complex="14pt"/>
    </style:style>
    <style:style style:name="T60" style:family="text">
      <style:text-properties style:text-position="0% 100%" fo:font-size="14pt" officeooo:rsid="000b7a6d" style:font-size-asian="14pt" style:font-size-complex="14pt"/>
    </style:style>
    <style:style style:name="T61" style:family="text">
      <style:text-properties style:text-position="0% 100%" fo:font-size="14pt" officeooo:rsid="0018672e" style:font-size-asian="14pt" style:font-size-complex="14pt"/>
    </style:style>
    <style:style style:name="T62" style:family="text">
      <style:text-properties style:text-position="0% 100%" style:text-underline-style="none" fo:font-weight="bold" officeooo:rsid="000b5d46" style:font-size-asian="20pt" style:font-weight-asian="bold" style:font-weight-complex="bold"/>
    </style:style>
    <style:style style:name="T63" style:family="text">
      <style:text-properties style:text-position="0% 100%" style:text-underline-style="none" fo:font-weight="bold" officeooo:rsid="00150f5a" style:font-size-asian="20pt" style:font-weight-asian="bold" style:font-weight-complex="bold"/>
    </style:style>
    <style:style style:name="T64" style:family="text">
      <style:text-properties style:text-position="0% 100%" style:text-underline-style="none" fo:font-weight="bold" officeooo:rsid="000b7a6d" style:font-size-asian="20pt" style:font-weight-asian="bold" style:font-weight-complex="bold"/>
    </style:style>
    <style:style style:name="T65" style:family="text">
      <style:text-properties style:text-position="0% 100%" style:font-name="Liberation Serif" fo:font-style="normal" style:text-underline-style="none" fo:font-weight="normal" officeooo:rsid="001a2db1" style:font-name-asian="DejaVu Sans" style:font-style-asian="normal" style:font-weight-asian="normal" style:font-name-complex="Lohit Hindi" style:font-style-complex="normal" style:font-weight-complex="normal"/>
    </style:style>
    <style:style style:name="T66" style:family="text">
      <style:text-properties style:text-position="0% 100%" style:font-name="Liberation Serif" fo:font-style="normal" style:text-underline-style="none" fo:font-weight="normal" officeooo:rsid="0024a07a" style:font-name-asian="DejaVu Sans" style:font-style-asian="normal" style:font-weight-asian="normal" style:font-name-complex="Lohit Hindi" style:font-style-complex="normal" style:font-weight-complex="normal"/>
    </style:style>
    <style:style style:name="T67" style:family="text">
      <style:text-properties style:text-position="0% 100%" style:font-name="Liberation Serif" fo:font-style="normal" style:text-underline-style="solid" style:text-underline-width="auto" style:text-underline-color="font-color" fo:font-weight="normal" officeooo:rsid="0024a07a" style:font-name-asian="DejaVu Sans" style:font-style-asian="normal" style:font-weight-asian="normal" style:font-name-complex="Lohit Hindi" style:font-style-complex="normal" style:font-weight-complex="normal"/>
    </style:style>
    <style:style style:name="T68" style:family="text">
      <style:text-properties style:text-position="0% 100%" officeooo:rsid="002438fa"/>
    </style:style>
    <style:style style:name="T69" style:family="text">
      <style:text-properties style:text-position="0% 100%" officeooo:rsid="002440ea"/>
    </style:style>
    <style:style style:name="T70" style:family="text">
      <style:text-properties style:text-position="0% 100%" officeooo:rsid="0022f8b7"/>
    </style:style>
    <style:style style:name="T71" style:family="text">
      <style:text-properties style:text-position="0% 100%" officeooo:rsid="0025b73a"/>
    </style:style>
    <style:style style:name="T72" style:family="text">
      <style:text-properties style:text-position="0% 100%" fo:font-weight="normal" style:font-weight-asian="normal" style:font-weight-complex="normal"/>
    </style:style>
    <style:style style:name="T73" style:family="text">
      <style:text-properties officeooo:rsid="00230ab7"/>
    </style:style>
    <style:style style:name="T74" style:family="text">
      <style:text-properties officeooo:rsid="001ce8a3"/>
    </style:style>
    <style:style style:name="T75" style:family="text">
      <style:text-properties officeooo:rsid="0025c49d"/>
    </style:style>
    <style:style style:name="T76" style:family="text">
      <style:text-properties officeooo:rsid="00150f5a"/>
    </style:style>
    <style:style style:name="T77" style:family="text">
      <style:text-properties style:text-underline-style="none" fo:font-weight="bold" style:font-weight-asian="bold" style:font-weight-complex="bold"/>
    </style:style>
    <style:style style:name="T78" style:family="text">
      <style:text-properties fo:font-size="14pt" style:font-size-asian="14pt" style:font-size-complex="14pt"/>
    </style:style>
    <style:style style:name="T79" style:family="text">
      <style:text-properties fo:font-size="14pt" officeooo:rsid="001851a8" style:font-size-asian="14pt" style:font-size-complex="14pt"/>
    </style:style>
    <style:style style:name="T80" style:family="text">
      <style:text-properties fo:font-size="14pt" officeooo:rsid="000b5d46" style:font-size-asian="14pt" style:font-size-complex="14pt"/>
    </style:style>
    <style:style style:name="T81" style:family="text">
      <style:text-properties fo:font-weight="normal" style:font-weight-asian="normal" style:font-weight-complex="normal"/>
    </style:style>
    <style:style style:name="T82" style:family="text">
      <style:text-properties fo:font-weight="normal" officeooo:rsid="002f06f4" style:font-weight-asian="normal" style:font-weight-complex="normal"/>
    </style:style>
    <style:style style:name="T83" style:family="text">
      <style:text-properties fo:font-weight="normal" officeooo:rsid="0030895e" style:font-weight-asian="normal" style:font-weight-complex="normal"/>
    </style:style>
    <style:style style:name="T84" style:family="text">
      <style:text-properties fo:font-weight="normal" officeooo:rsid="00316b1c" style:font-weight-asian="normal" style:font-weight-complex="normal"/>
    </style:style>
    <style:style style:name="T85" style:family="text">
      <style:text-properties fo:font-weight="normal" officeooo:rsid="00327a36" style:font-weight-asian="normal" style:font-weight-complex="normal"/>
    </style:style>
    <style:style style:name="T86" style:family="text">
      <style:text-properties officeooo:rsid="0022f8b7"/>
    </style:style>
    <style:style style:name="T87" style:family="text">
      <style:text-properties officeooo:rsid="0009680c"/>
    </style:style>
    <style:style style:name="T88" style:family="text">
      <style:text-properties officeooo:rsid="001851a8"/>
    </style:style>
    <style:style style:name="T89" style:family="text">
      <style:text-properties officeooo:rsid="002440ea"/>
    </style:style>
    <style:style style:name="T90" style:family="text">
      <style:text-properties officeooo:rsid="0026fdb7"/>
    </style:style>
    <style:style style:name="T91" style:family="text">
      <style:text-properties fo:font-weight="bold" style:font-weight-asian="bold" style:font-weight-complex="bold"/>
    </style:style>
    <style:style style:name="T92" style:family="text">
      <style:text-properties fo:font-weight="bold" officeooo:rsid="002f06f4" style:font-weight-asian="bold" style:font-weight-complex="bold"/>
    </style:style>
    <style:style style:name="T93" style:family="text">
      <style:text-properties fo:font-weight="bold" officeooo:rsid="002016c9" style:font-weight-asian="bold" style:font-weight-complex="bold"/>
    </style:style>
    <style:style style:name="T94" style:family="text">
      <style:text-properties fo:font-weight="bold" officeooo:rsid="00327a36" style:font-weight-asian="bold" style:font-weight-complex="bold"/>
    </style:style>
    <style:style style:name="T95" style:family="text">
      <style:text-properties fo:font-weight="bold" officeooo:rsid="0037f014" style:font-weight-asian="bold" style:font-weight-complex="bold"/>
    </style:style>
    <style:style style:name="T96" style:family="text">
      <style:text-properties fo:font-weight="bold" officeooo:rsid="0039a912" style:font-weight-asian="bold" style:font-weight-complex="bold"/>
    </style:style>
    <style:style style:name="T97" style:family="text">
      <style:text-properties officeooo:rsid="002c02b7"/>
    </style:style>
    <style:style style:name="T98" style:family="text">
      <style:text-properties officeooo:rsid="002ced08"/>
    </style:style>
    <style:style style:name="T99" style:family="text">
      <style:text-properties officeooo:rsid="002cfcad"/>
    </style:style>
    <style:style style:name="T100" style:family="text">
      <style:text-properties officeooo:rsid="002d6f0b"/>
    </style:style>
    <style:style style:name="T101" style:family="text">
      <style:text-properties officeooo:rsid="002ea3c5"/>
    </style:style>
    <style:style style:name="T102" style:family="text">
      <style:text-properties style:text-position="super 58%" officeooo:rsid="002ea3c5"/>
    </style:style>
    <style:style style:name="T103" style:family="text">
      <style:text-properties officeooo:rsid="002f06f4"/>
    </style:style>
    <style:style style:name="T104" style:family="text">
      <style:text-properties officeooo:rsid="0030650d"/>
    </style:style>
    <style:style style:name="T105" style:family="text">
      <style:text-properties officeooo:rsid="0030895e"/>
    </style:style>
    <style:style style:name="T106" style:family="text">
      <style:text-properties officeooo:rsid="00327a36"/>
    </style:style>
    <style:style style:name="T107" style:family="text">
      <style:text-properties officeooo:rsid="0036352a"/>
    </style:style>
    <style:style style:name="T108" style:family="text">
      <style:text-properties officeooo:rsid="0037882d"/>
    </style:style>
    <style:style style:name="T109" style:family="text">
      <style:text-properties officeooo:rsid="0037f0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108">A topical essay</text:span>.</text:p>
      <text:p text:style-name="P1">Richard Parker <text:span text:style-name="T4">2.4</text:span>.201<text:span text:style-name="T4">5</text:span></text:p>
      <text:p text:style-name="P27"/>
      <text:p text:style-name="P37">Section 1 – Introduction</text:p>
      <text:p text:style-name="P3"/>
      <text:p text:style-name="P23">This essay describes the current state of the meataxe64 project<text:span text:style-name="T107"> and considers the next steps</text:span>. <text:s/>It was prompted by an email from Klaus<text:span text:style-name="T107"> Lux and Alex Ryba,</text:span> which in turn prompted me to look at the sort of machine that could be used for meataxing. <text:s/>I was pleasantly surprised at the power that can be made available today (as compared to even 12 months ago), which in turn led me to suspect that the meataxe64 project should <text:span text:style-name="T100">now </text:span>be completed at least as far as the basic functions (AD, TE, MU, NS, SP, TR) that formed the basic system back in 1977/8.</text:p>
      <text:p text:style-name="P23"/>
      <text:p text:style-name="P24">Why has this been necessary? <text:s/>Since about the year 2,000, the power of the intel x86 chips for executing the meataxe versions of that date have not risen much. <text:s/>Memory speeds and clock-rates have improved a little, but programs written in the year 2,000 run only a few times faster than they did then. <text:s/>By using multiple cores, using cache-friendly algorithms, using the vector instructions, reducing dependency chains and avoiding unpredictable branches, further speedup factors in excess of 100 were readily achieved, but this required a complete rewrite of the software.<text:span text:style-name="T108"> <text:s/>The new machine considered above would provide a further factor of five or so to the speedup of the new system, with further factors (AVX512, for example) already expected.</text:span></text:p>
      <text:p text:style-name="P24"/>
      <text:p text:style-name="P24">Initially the main thrust was on matrix multiplication, and I think if fair to say the meataxe64 does a good job, at least mod 2 and 3. <text:s/>There are still substantial upgrades to do - notably in the area of Strassen, and also making more use of disk so that matrices can be multiplied that do not fit in memory - but multiplication is in good shape compared to the functions needing Gaussian Elimination.</text:p>
      <text:p text:style-name="P24"/>
      <text:p text:style-name="P24">This essay, then, is primarily about Gaussian Elimination. <text:s/>First I must say that this is joint work with Steve Linton and Jon Thackray.</text:p>
      <text:p text:style-name="P24"/>
      <text:p text:style-name="P24">As of now, the "rank" functionality has been implemented and runs well. <text:s/>The design and implementation are not very clear, and the idea of upgrading this to do NullSpace, Split and echelize filled us with too much horror. <text:s/>The time has come to clarify things.</text:p>
      <text:p text:style-name="P24"/>
      <text:p text:style-name="P25"><text:span text:style-name="T107">A</text:span>ll of these programs are already part of the meataxe64 system, but no better than they were 20 years ago as they do not yet use<text:span text:style-name="T107"> multiple cores, nor</text:span> the HPMI (High Performance Meataxe Interface)<text:span text:style-name="T108">.</text:span></text:p>
      <text:p text:style-name="P25"/>
      <text:p text:style-name="P46"><text:soft-page-break/><text:span text:style-name="T91">Section </text:span><text:span text:style-name="T93">2</text:span><text:span text:style-name="T91"> – </text:span><text:span text:style-name="T94">The </text:span><text:span text:style-name="T95">Gaussian </text:span><text:span text:style-name="T94">Proggies.</text:span></text:p>
      <text:p text:style-name="P22"/>
      <text:p text:style-name="P35">The implementation of "rank" was based around the idea of chopping the input matrix up into "slabs" both vertically and horizontally, and finding a collection of routines ("proggies") that applied to one slab only, but which <text:span text:style-name="T109">can</text:span>, in combination, do <text:span text:style-name="T109">each of</text:span> those proggy functions to the whole matrix. <text:s/>In designing these proggies, there were several choices to be made - for example where are row and column permutations done, where is the negation done, are things accumulated by row or by column - and here we try to settle on a single set so that we are not confused by the multitude of choices. <text:s/>Of course the choices made are <text:span text:style-name="T1">intended</text:span><text:span text:style-name="T2"> to be the best ones, but it may be that this will turn out not to be the case. <text:s/>No matter. <text:s/>Our aim is to get the thing working sensibly - perfection will have to wait.</text:span></text:p>
      <text:p text:style-name="P35"/>
      <text:p text:style-name="P75">The situation starts, then, with a definition.</text:p>
      <text:p text:style-name="P35"/>
      <text:p text:style-name="P35"><text:span text:style-name="T2">A matrix is in </text:span><text:span text:style-name="T3">Negative Reduced Echelon Form (NREF)</text:span><text:span text:style-name="T2"> if the first non-zero entry (the "pivot") of every row is </text:span><text:span text:style-name="T8">−</text:span><text:span text:style-name="T12">1, that this entry is the only non-zero entry in its column, and that</text:span><text:span text:style-name="T13"> each pivot is to the right of all pivots of earlier rows.</text:span></text:p>
      <text:p text:style-name="P35"/>
      <text:p text:style-name="P82">The central proggy is "echelize", which takes an arbitrary matrix and puts it into NREF. <text:s/>This echelon form is held as two items ("significant column bit-string" and "remnant") to save both space and time. <text:s/>The bit-string has a single bit for each column of the echelon form, set to 1 if the column contains a pivot and set ot zero otherwise. <text:s/>From this information only, the exact positions of the pivots can be determined. <text:s/>The "remnant" contains the matrix where only the insignificant columns are held.</text:p>
      <text:p text:style-name="P36"/>
      <text:p text:style-name="P82">As well as producing these two items to describe the echelon form, two further items ("row-select bit string" and "multiplier") are produced to specify how the echelon form was produced. <text:s/>Firstly rows were selected according to the bit-string - the remainder are discarded - and the resulting matrix is multiplied by the multipler on the left to produce the echelon form matrix.</text:p>
      <text:p text:style-name="P36"/>
      <text:p text:style-name="P36"><text:span text:style-name="T12">It seems clear that simply discarding the rows that are linearly dependent on the selected ones may not be the best way, since the echelize procedure must anyway effectively work out what linear combination they are</text:span><text:span text:style-name="T14"> (to check that the result is indeed zero)</text:span><text:span text:style-name="T12">, and this work seems to be wasted in the current "rank" implementation. <text:s/></text:span><text:span text:style-name="T15">This question seems to be of central importance, so it will be fully considered now.</text:span></text:p>
      <text:p text:style-name="P36"/>
      <text:p text:style-name="P85"><text:span text:style-name="T91">Section </text:span><text:span text:style-name="T96">3</text:span><text:span text:style-name="T91"> – </text:span><text:span text:style-name="T96">Big or Small multiplier.</text:span></text:p>
      <text:p text:style-name="P81"/>
      <text:p text:style-name="P80"><text:span text:style-name="T12">The initial (2015) implementation of the chopped-up rank produced a multiplier that acted only on the selected rows. <text:s/>It is now suggested that the multiplier should act on all the rows, producing a matrix with some zero rows and the remainder being the NREF matrix. <text:s/>The thinking behind this is that the work of computing these extra rows is pretty-much done anyway, so might as well be output, and that the resulting procedure will be simpler. <text:s/>A critical </text:span><text:soft-page-break/><text:span text:style-name="T12">question to address is whether it will be faster.</text:span></text:p>
      <text:p text:style-name="P80"/>
      <text:p text:style-name="P80"><text:span text:style-name="T12">We start with the echelize process itself. <text:s/>As currently implemented, all the row operations are done to both the matrix being echelized and to the multiplier, since it is only when the cleaning has been completed that the row can be seen to be zero. <text:s/>It is possible, however, to imagine implementations that avoid this work. <text:s/>One case is where the operations to be done are merely noted but not actually done (to the multiplier) until it is known whether the result is zero. <text:s/>It is not at all clear whether this would be worthwhile - it would probably depend on the nullity - but the possibility is clearly there. <text:s/>Perhaps a more realistic case is where the matrix has a large number of rows but few columns, and pivots have already been found in all the columns. <text:s/>In this case there is no need to inspect the remaining rows at all. <text:s/>There is, however, the additional BEX stage when Small multiplier is in use of extracting the significant columns of the insignificant rows. <text:s/>This increases the memory footprint (the original matrix must be retained) and also the I/O needed to do this extract.</text:span></text:p>
      <text:p text:style-name="P77"><text:span text:style-name="T12">Preliminary conclusion. <text:s/>Small multiplier is never slower than Big multiplier for echelization, and may be considerably faster under some circumstances. <text:s/>The Memory footprint and I/O needed may well be worse, however.</text:span></text:p>
      <text:p text:style-name="P77"/>
      <text:p text:style-name="P77"><text:span text:style-name="T16">Now let us look at the mimic operation. <text:s/>Using Small multiplier, the first step is a row extract, then a multiply of the selected rows, then a multiply-and-add of the BEX matrix to get the rows where the initial matrix was zero. <text:s/>Using Big multiplier, the first step</text:span><text:span text:style-name="T17"> is again the row extract. <text:s/>This is followed by the</text:span><text:span text:style-name="T16"> multipl</text:span><text:span text:style-name="T17">y-and-add</text:span><text:span text:style-name="T16"> and</text:span><text:span text:style-name="T17"> then another</text:span><text:span text:style-name="T16"> row-extract.</text:span><text:span text:style-name="T17"> <text:s/>The work involved in total is exactly the same in both cases, with an additional row extract in the Big multiplier case but the possibility of some small gain using Strassen, due to the fact that the two matrix multiplications can be combined in the Big multiplier case.</text:span></text:p>
      <text:p text:style-name="P77"/>
      <text:p text:style-name="P78"><text:span text:style-name="T17">T</text:span><text:span text:style-name="T16">his leads to the possibility of a third version - the </text:span><text:span text:style-name="T12">Two multiplier</text:span><text:span text:style-name="T16"> version. <text:s/>Here the output of the echelize has a fifth item - the cleaner. <text:s/>Here the gain at the mimic stage is clear - the cleaning of the "zero" rows can start as soon as the row-extract is completed, and there is no new row extract.</text:span></text:p>
      <text:p text:style-name="P36"/>
      <text:p text:style-name="P36"><text:span text:style-name="T15"/></text:p>
      <text:p text:style-name="P26"/>
      <text:p text:style-name="P26">===============================================================</text:p>
      <text:p text:style-name="P26"/>
      <text:p text:style-name="P76"/>
      <text:p text:style-name="P25"/>
      <text:p text:style-name="P45"><text:span text:style-name="T91">Section </text:span><text:span text:style-name="T93">2</text:span><text:span text:style-name="T91"> – </text:span><text:span text:style-name="T94">The Proggies.</text:span></text:p>
      <text:p text:style-name="P21"/>
      <text:p text:style-name="P34"/>
      <text:p text:style-name="P34"/>
      <text:p text:style-name="P31">BEX A B C D<text:span text:style-name="T81"> Both EXtract. <text:s/>This takes two bit-strings specifying the rows and columns, takes a matrix C and produces into D the selected columns of the non-selected rows. <text:s/>It is not clear </text:span><text:soft-page-break/><text:span text:style-name="T81">that this function has a long-term future, as it is part of the messy bit as mentioned above.</text:span></text:p>
      <text:p text:style-name="P32">CEX A B C D<text:span text:style-name="T81"> Column EXtract. <text:s/>This takes a bit-string A and a matrix B, and produces two matrices C and D, where the columns of C correspond to the set bits of A and the columns of D correspond to the unset bits. <text:s/>This operation is also called "pivot extract", and as it works with columns, it is inherently slow and may well be of some performance significance. <text:s/>It may be worthwhile at some point to write a better version of this, possibly optimizing for the commen case where the bit string consists approximately of set bits followed by unset bits. <text:s/>At present it works with DPak and DUnpak, which is clearly capable of improvement.</text:span></text:p>
      <text:p text:style-name="P32">ECH A B C D E<text:span text:style-name="T81"> ECHelize. <text:s/>This takes a matrix A and produces two bit-strings - B selecting the rows and C selecting the columns, followed by the multiplier D (the negated inverse of the square selected matrix) and the remnant E, being the selected rows, non-selected columns of the matrix after it is put in negative reduced echelon form.</text:span></text:p>
      <text:p text:style-name="P32">MAD A B C D<text:span text:style-name="T81"> Multiply and ADd. <text:s/>This computes A*B+C-&gt;D. <text:s/>This is </text:span>the<text:span text:style-name="T81"> performance critical part of rank, and the fact that this has already been optimized heavily in the past gives a substantial kick-start to the Gaussian project.</text:span></text:p>
      <text:p text:style-name="P31"><text:span text:style-name="T106">MCP </text:span>A B<text:span text:style-name="T85"> Matrix Copy. <text:s/>Simply makes a copy of a matrix A into B. <text:s/>It currently only works for matrices since the length of a general MOJ is not stored. <text:s/>There is a very good case for fixing this, though there is currently not obvious need.</text:span></text:p>
      <text:p text:style-name="P32">MUL A B C<text:span text:style-name="T81"> matrix MULtiplication. <text:s/>This computes A*B-&gt;C <text:s/>It is interesting that step 12, which multiplies the selected rows by the multiplier from echelize, really is a multiply, not a Multiply-and-Add as is appropriate for clearing out rows according to pivots.</text:span></text:p>
      <text:p text:style-name="P32">PVC A B C D<text:span text:style-name="T81"> PiVot Combine. <text:s/>Takes two bit-strings A and B, where the bits of B correspond to the unset bits of A, and produces a bit-string C of the same length as A but with more bits set as specified by B, and a bit-string D corresponding to the set bits of C, specifying whether the bit came from A (set) or B (unset).</text:span></text:p>
      <text:p text:style-name="P32">REX A B C D<text:span text:style-name="T81"> Row EXtract. <text:s/>This takes a bit string A and a matrix B, and separates the rows of B into C (the set bits) and D (the unset bits). <text:s/>As this works with complete rows, it is expected to be fast enough by just using memcpy and no further improvements are expected.</text:span></text:p>
      <text:p text:style-name="P32">RRF A B C D<text:span text:style-name="T81"> Row RiFfle. <text:s/>This takes a bit string A and two matrices B and C, where the rows of B correspond to the set bits and the rows of C correspond to the unset bits, and a matrix containing both sets of rows is made. <text:s/>Again, as this works with rows, the memcpy version should be plenty fast enough.</text:span></text:p>
      <text:p text:style-name="P31"><text:span text:style-name="T106">TRA </text:span>A B<text:span text:style-name="T85"> Transpose, <text:s/>This takes a matrix A and transposes it into the matrix B.</text:span></text:p>
      <text:p text:style-name="P31"/>
      <text:p text:style-name="P33"><text:span text:style-name="T85">O</text:span><text:span text:style-name="T81">f these proggies, the Mulitply (MUL) and Mulitply-and-add (MAD) have already been extensively optimized. <text:s/>Because of the serial nature of Gaussian, however, it seems clear that the ECH proggy is also worth considerable attention. <text:s/>One option for Gaussian is to chop into a large number of pieces in both directions, but this generates millions of jobs and takes considerable time and memory managing them. <text:s/>Another approach, which seems clearly worthwhile, is to do an extra level of chopping </text:span>inside<text:span text:style-name="T81"> the ECH proggy. <text:s/>If the ECH proggy is given, say, matrices around 50,000 dimensions to echelize (which is reasonable from an overall perspective) the best way to do this is to chop again into around 6x6 parts so that most of the work is being done by matrix multiplication, which can still usefully use the HPMI. <text:s/>The result </text:span><text:soft-page-break/><text:span text:style-name="T81">is a substantial improvement in speed with rather little effort, at least once the exact strategy for doing a chopped-up echelize is clear.</text:span></text:p>
      <text:p text:style-name="P4"/>
      <text:p text:style-name="P38">Section <text:span text:style-name="T106">3</text:span> – <text:span text:style-name="T6">Rank.</text:span></text:p>
      <text:p text:style-name="P5"/>
      <text:p text:style-name="P6">An enormous effort was needed to produce the following design, and it has been implemented - both as a shell script and then as a multi-core program - by Jon. <text:s/>I think it fair to say that the following blueprint is the way to go as proved by Jon's implementation, and it seems worth recording the details of this starting point as carefully as possible before even thinking about completing it and (re?)implementing it.</text:p>
      <text:p text:style-name="P6"/>
      <text:p text:style-name="P6">The basic idea is to chop the matrix whose rank is wanted in both directions, into what I will<text:span text:style-name="T100"> also</text:span> call <text:span text:style-name="T100">slabs</text:span>. <text:s/>All operations are to a single <text:span text:style-name="T100">slab</text:span>.</text:p>
      <text:p text:style-name="P6"/>
      <text:p text:style-name="P6">At the heart of the procedure is the "Echelize" function, which takes a matrix and puts it into echelon form. <text:s/>At present this is "negative reduced echelon form", where every pivot is to the right of all earlier pivots, and every pivotal entry is <text:span text:style-name="T7">−</text:span><text:span text:style-name="T9">1. <text:s/>I am not convinced that this is the correct place to do the negation, but it may well be the cheapest in terms of computer work.</text:span></text:p>
      <text:p text:style-name="P59">The echelize function produces four outputs. <text:s/>One is a row-selection bit string and another is a column-selection bit-string. <text:s/>These have the same number of bits set, and between them select a square matrix whose rank is equal to the rank of the original matrix. <text:s/>A third output is the negative of the inverse of this square matrix, so is a left-multiplier to the selected rows to put them into negative reduced echelon form. <text:s/>The fourth output is the "remnant", giving the significant (selected) rows on the insignificant (not selected) columns. <text:s/>One objective of this essay is to specify how the elementary operations on the <text:span text:style-name="T100">slabs</text:span> can be used to perform the same elementary operations to a whole matrix, and Echelize is certainly an interesting problem case.</text:p>
      <text:p text:style-name="P6"/>
      <text:p text:style-name="P6"><text:span text:style-name="T9">Once a </text:span><text:span text:style-name="T11">slab</text:span><text:span text:style-name="T9"> has been echelized, another necessary step is to mimic these operations on all the other </text:span><text:span text:style-name="T11">slab</text:span><text:span text:style-name="T9">s of the same row, and the first program needed is "row select". <text:s/>This takes a bit-string and a matrix, and produces two matrix outputs - the selected rows and the non-selected rows. <text:s/>The operation to the selected rows can then be mimicked by a simple matrix multiplication (by the inverse matrix produced by echelize) </text:span><text:span text:style-name="T10">and is entirely satisfactory.</text:span></text:p>
      <text:p text:style-name="P6"/>
      <text:p text:style-name="P60">The production of the correct "non-selected" rows is a bit more messy. <text:s/>It works, but I feel sure that a re-evaluation might be worthwhile here - either to aid comprehension or to save computer work, or (quite probably) both. <text:s/>At present the matrix going into the echelize has its own non-selected rows picked out on the selected columns, and this is multiplied by the result of the multiplication in the previous paragraph to produce the extension to the rows that are clearly zero on the echelized block. <text:s/>One issue is, of course, that a zero matrix can be multiplied by any invertible matrix and remain zero, and it is not clear what basis should be used. <text:s/>This issue is probably one of the stumbling blocks to a clear vision for NullSpace.</text:p>
      <text:p text:style-name="P8"/>
      <text:p text:style-name="P60">In the current implementation of Rank, the row-extraction is done along the entire row. <text:s/><text:soft-page-break/>Another question to be considered in this area is whether it would be better to combine the operations from all the blocks to the left of a block before doing the row extract, multiplication etc. <text:s/>At first sight it looks like this would reduce the work but also reduce the opportunities for parallel working, so the answer to this question m<text:span text:style-name="T100">a</text:span>y be different in different situations.</text:p>
      <text:p text:style-name="P8"/>
      <text:p text:style-name="P60">Anyway, once this matrix is produced, it is subjected to the echelize procedure in turn and at present the row-select and multiplier proceed independently along the row. <text:s/>The result of all this is that the entire row of blocks is put into negative reduced echelon form.</text:p>
      <text:p text:style-name="P8"/>
      <text:p text:style-name="P60"><text:span text:style-name="T100">Finally we must</text:span> turn our attention to the remaining rows<text:span text:style-name="T100"> of slabs</text:span>. <text:s/>The basic idea is to extract the pivotal columns using the column-select bit-string, and then multiply-and-add the echelon form matrix by this into the remainder of the columns (including those in later blocks).</text:p>
      <text:p text:style-name="P60"/>
      <text:p text:style-name="P62">Here is the program used in the current implementation of Rank.</text:p>
      <text:p text:style-name="P62"/>
      <text:p text:style-name="P14"/>
      <text:p text:style-name="P14"><text:s text:c="6"/><text:span text:style-name="T87"><text:s text:c="2"/></text:span>(<text:span text:style-name="T88">j</text:span>) <text:s text:c="2"/>. . . . <text:s text:c="2"/>(<text:span text:style-name="T87">k</text:span>)</text:p>
      <text:p text:style-name="P14"><text:s text:c="9"/>. . . . . . . . .<text:span text:style-name="T87"> .</text:span></text:p>
      <text:p text:style-name="P14"><text:s text:c="9"/>. . . . . . . . .<text:span text:style-name="T87"> .</text:span></text:p>
      <text:p text:style-name="P10"><text:s/>(<text:span text:style-name="T88">i</text:span>) <text:s/><text:span text:style-name="T87"><text:s text:c="2"/>Y</text:span> . . . . . . . C</text:p>
      <text:p text:style-name="P14"><text:s text:c="9"/>. . . . . . . . .<text:span text:style-name="T87"> .</text:span></text:p>
      <text:p text:style-name="P65"><text:s text:c="9"/>. . . . . . . . .<text:span text:style-name="T87"> .</text:span></text:p>
      <text:p text:style-name="P8"/>
      <text:p text:style-name="P11"><text:span text:style-name="T18"><text:s text:c="2"/>1<text:tab/>CEX</text:span> P<text:span text:style-name="T19">ij</text:span><text:span text:style-name="T43"> Y</text:span><text:span text:style-name="T19">ij</text:span><text:span text:style-name="T43"> </text:span><text:span text:style-name="T45">A</text:span><text:span text:style-name="T20">ij</text:span><text:span text:style-name="T43"> </text:span><text:span text:style-name="T44">G</text:span><text:span text:style-name="T20">ij</text:span></text:p>
      <text:p text:style-name="P11"><text:span text:style-name="T47"><text:s text:c="2"/>2<text:tab/></text:span><text:span text:style-name="T48">MAD</text:span><text:span text:style-name="T43"> </text:span><text:span text:style-name="T49">A</text:span><text:span text:style-name="T19">ij</text:span><text:span text:style-name="T43"> R</text:span><text:span text:style-name="T19">ij</text:span><text:span text:style-name="T43"> </text:span><text:span text:style-name="T50">G</text:span><text:span text:style-name="T22">ij</text:span><text:span text:style-name="T43"> </text:span><text:span text:style-name="T44">H</text:span><text:span text:style-name="T20">ij</text:span></text:p>
      <text:p text:style-name="P11"><text:span text:style-name="T47"><text:s text:c="2"/>3<text:tab/></text:span><text:span text:style-name="T48">ECH </text:span><text:span text:style-name="T43">H</text:span><text:span text:style-name="T19">ij</text:span><text:span text:style-name="T43"> </text:span><text:span text:style-name="T44">T</text:span><text:span text:style-name="T20">ij</text:span><text:span text:style-name="T43"> </text:span><text:span text:style-name="T44">Q</text:span><text:span text:style-name="T20">ij</text:span><text:span text:style-name="T43"> </text:span><text:span text:style-name="T44">M</text:span><text:span text:style-name="T20">ij</text:span><text:span text:style-name="T43"> </text:span><text:span text:style-name="T44">N</text:span><text:span text:style-name="T20">ij</text:span></text:p>
      <text:p text:style-name="P47"><text:span text:style-name="T18"><text:s text:c="2"/>4<text:tab/>CEX</text:span> Q<text:span text:style-name="T19">ij</text:span> <text:span text:style-name="T73">R</text:span><text:span text:style-name="T23">ij</text:span> <text:span text:style-name="T5">E</text:span><text:span text:style-name="T20">ij</text:span> <text:span text:style-name="T5">D</text:span><text:span text:style-name="T20">ij</text:span></text:p>
      <text:p text:style-name="P47"><text:span text:style-name="T73"><text:s text:c="2"/>5<text:tab/>MAD</text:span> E<text:span text:style-name="T19">ij</text:span> N<text:span text:style-name="T19">ij</text:span> D<text:span text:style-name="T19">ij</text:span> <text:span text:style-name="T5">L</text:span><text:span text:style-name="T20">ij</text:span></text:p>
      <text:p text:style-name="P47"><text:span text:style-name="T18"><text:s text:c="2"/>6<text:tab/>PVC</text:span> P<text:span text:style-name="T19">ij</text:span> Q<text:span text:style-name="T19">ij</text:span> <text:span text:style-name="T5">P</text:span><text:span text:style-name="T21">(i+1)j</text:span> <text:span text:style-name="T5">U</text:span><text:span text:style-name="T20">ij</text:span></text:p>
      <text:p text:style-name="P47"><text:span text:style-name="T18"><text:s text:c="2"/>7<text:tab/>RRF</text:span> U<text:span text:style-name="T19">ij</text:span> L<text:span text:style-name="T19">ij</text:span><text:span text:style-name="T74"> </text:span>N<text:span text:style-name="T19">ij</text:span> <text:span text:style-name="T5">R</text:span><text:span text:style-name="T20">i(j+1)</text:span></text:p>
      <text:p text:style-name="P50">8/9<text:tab/><text:span text:style-name="T75">BEX</text:span> T<text:span text:style-name="T19">ij</text:span> Q<text:span text:style-name="T19">ij</text:span> H<text:span text:style-name="T19">ij</text:span> <text:span text:style-name="T5">F</text:span><text:span text:style-name="T20">ij</text:span></text:p>
      <text:p text:style-name="P51"/>
      <text:p text:style-name="P47"><text:span text:style-name="T18">10<text:tab/>MAD</text:span> <text:span text:style-name="T76">A</text:span><text:span text:style-name="T24">i</text:span><text:span text:style-name="T19">j</text:span> B<text:span text:style-name="T19">ijk</text:span> C<text:span text:style-name="T19">ijk</text:span> <text:span text:style-name="T5">Z</text:span><text:span text:style-name="T20">ijk</text:span></text:p>
      <text:p text:style-name="P47"><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47"><text:span text:style-name="T18">12<text:tab/>MUL</text:span> M<text:span text:style-name="T19">ij</text:span> V<text:span text:style-name="T19">ijk</text:span> <text:span text:style-name="T5">X</text:span><text:span text:style-name="T20">ijk</text:span></text:p>
      <text:p text:style-name="P28"><text:span text:style-name="T47">13<text:tab/></text:span><text:span text:style-name="T50">MAD</text:span><text:span text:style-name="T43"> E</text:span><text:span text:style-name="T19">ij</text:span><text:span text:style-name="T43"> X</text:span><text:span text:style-name="T19">ijk</text:span><text:span text:style-name="T43"> B</text:span><text:span text:style-name="T19">ijk</text:span><text:span text:style-name="T43"> </text:span><text:span text:style-name="T44">S</text:span><text:span text:style-name="T20">ijk</text:span></text:p>
      <text:p text:style-name="P28"><text:span text:style-name="T47">14<text:tab/></text:span><text:span text:style-name="T50">RRF </text:span><text:span text:style-name="T51">U</text:span><text:span text:style-name="T25">ij</text:span><text:span text:style-name="T51"> S</text:span><text:span text:style-name="T25">ijk</text:span><text:span text:style-name="T51"> X</text:span><text:span text:style-name="T25">ijk</text:span><text:span text:style-name="T51"> </text:span><text:span text:style-name="T46">B</text:span><text:span text:style-name="T21">(i+1)jk</text:span></text:p>
      <text:p text:style-name="P12"><text:span text:style-name="T52">15<text:tab/>MAD</text:span><text:span text:style-name="T53"> F</text:span><text:span text:style-name="T26">ij</text:span><text:span text:style-name="T53"> X</text:span><text:span text:style-name="T26">ijk</text:span><text:span text:style-name="T53"> W</text:span><text:span text:style-name="T26">ijk</text:span><text:span text:style-name="T53"> </text:span><text:span text:style-name="T54">C</text:span><text:span text:style-name="T27">i(j+1)k</text:span></text:p>
      <text:p text:style-name="P9"/>
      <text:p text:style-name="P21">The proggies are all described in the previous section.</text:p>
      <text:p text:style-name="P20"/>
      <text:p text:style-name="P44"><text:span text:style-name="T77">C</text:span><text:span text:style-name="T28">ijk.</text:span><text:span text:style-name="T78"> <text:s/></text:span><text:span text:style-name="T79">j</text:span><text:span text:style-name="T80">&lt;k. <text:s/></text:span><text:span text:style-name="T78">The matrix being worked on is called C</text:span><text:span text:style-name="T79">, which is broken into blocks at the start which one might call "C</text:span><text:span text:style-name="T32">ik</text:span><text:span text:style-name="T56">" but called C</text:span><text:span text:style-name="T32">i0k</text:span><text:span text:style-name="T56"> here to allow for naming the various versions of it as </text:span><text:soft-page-break/><text:span text:style-name="T56">the algorithm progresses</text:span><text:span text:style-name="T78">. <text:s/>Each block is changed once for each index </text:span><text:span text:style-name="T79">j</text:span><text:span text:style-name="T78">, so that there is a matrix C</text:span><text:span text:style-name="T31">ijk</text:span><text:span text:style-name="T55"> being the result of this operation after column </text:span><text:span text:style-name="T56">j</text:span><text:span text:style-name="T55"> has been done.</text:span><text:span text:style-name="T57"> <text:s/></text:span><text:span text:style-name="T55">There is no matrix C</text:span><text:span text:style-name="T31">ijk</text:span><text:span text:style-name="T55"> if </text:span><text:span text:style-name="T56">j</text:span><text:span text:style-name="T55">&gt;k and the case </text:span><text:span text:style-name="T56">j</text:span><text:span text:style-name="T55">=k is treated specially. <text:s/>In other words we rename C</text:span><text:span text:style-name="T31">ij</text:span><text:span text:style-name="T32">j</text:span><text:span text:style-name="T55"> as Y</text:span><text:span text:style-name="T31">ij</text:span><text:span text:style-name="T55"> once C</text:span><text:span text:style-name="T31">ij</text:span><text:span text:style-name="T32">j</text:span><text:span text:style-name="T55"> has been made.</text:span></text:p>
      <text:p text:style-name="P44"><text:span text:style-name="T62">Y</text:span><text:span text:style-name="T29">ij.</text:span><text:span text:style-name="T55"> <text:s/></text:span><text:span text:style-name="T58">All values. <text:s/>As described above, this is the block of the initial matrix after all columns &lt; </text:span><text:span text:style-name="T56">j</text:span><text:span text:style-name="T58"> have been dealt with.</text:span></text:p>
      <text:p text:style-name="P44"><text:span text:style-name="T63">A</text:span><text:span text:style-name="T30">ij.</text:span><text:span text:style-name="T58"> </text:span><text:span text:style-name="T59"><text:s/>The pivots from Y</text:span><text:span text:style-name="T33">ij</text:span><text:span text:style-name="T59"> as found from all the matrices above, extracted and ready for use as a left-multiplier.</text:span></text:p>
      <text:p text:style-name="P44"><text:span text:style-name="T62">B</text:span><text:span text:style-name="T29">ij</text:span><text:span text:style-name="T30">k</text:span><text:span text:style-name="T29">.</text:span><text:span text:style-name="T55"> <text:s/></text:span><text:span text:style-name="T56">j</text:span><text:span text:style-name="T58">&lt;k. <text:s/>At each stage {i,j} we have extracted some pivotal rows and put the extracted matrix into negative reduced echelon form. <text:s/>This matrix is held (as blocks indexed by k&gt;</text:span><text:span text:style-name="T56">j</text:span><text:span text:style-name="T58">) as a separate matrix. <text:s/>Its use is as the right multiplier</text:span><text:span text:style-name="T57">.</text:span></text:p>
      <text:p text:style-name="P44"><text:span text:style-name="T62">P</text:span><text:span text:style-name="T30">ij.</text:span><text:span text:style-name="T58"> <text:s/>All values. <text:s/>This is the pivot string corresponding to the column of matrices Y</text:span><text:span text:style-name="T34">tj</text:span><text:span text:style-name="T58"> for all t &lt;= i. <text:s/>It</text:span><text:span text:style-name="T56"> </text:span><text:span text:style-name="T58">will be applied to the matrix Y</text:span><text:span text:style-name="T34">(i+1)j</text:span><text:span text:style-name="T58"> (and only that matrix) to get the pivotal columns and leave the non-pivotal columns. <text:s/>The pivot extraction string P</text:span><text:span text:style-name="T34">(i+1)j</text:span><text:span text:style-name="T58"> must also include all the pivots found when echelizing these non-pivotal columns, so will be different. <text:s/>The format is a bit-string - each column has a bit, set to 1 if the column is pivotal and set to 0 if it is not.</text:span></text:p>
      <text:p text:style-name="P44"><text:span text:style-name="T64">R</text:span><text:span text:style-name="T30">ij.</text:span><text:span text:style-name="T58"> <text:s/>All values. <text:s/>This</text:span><text:span text:style-name="T60"> is the remnant - the matrix of pivotal rows from the column above Y</text:span><text:span text:style-name="T35">ij</text:span><text:span text:style-name="T60"> on the non-pivotal columns. <text:s/>This is essentially the matrix B</text:span><text:span text:style-name="T35">ij</text:span><text:span text:style-name="T36">j</text:span><text:span text:style-name="T57">.</text:span></text:p>
      <text:p text:style-name="P44"><text:span text:style-name="T63">T</text:span><text:span text:style-name="T30">ij.</text:span><text:span text:style-name="T58"> </text:span><text:span text:style-name="T59"><text:s/>This bit-string selects the pivotal rows a found by the echelization of Y</text:span><text:span text:style-name="T33">ij</text:span><text:span text:style-name="T59">. <text:s/>It must be applied along the whole row (i.e. for all k&gt;</text:span><text:span text:style-name="T61">j</text:span><text:span text:style-name="T59">) to separate those rows that end up in the B-matrix </text:span><text:span text:style-name="T61">from</text:span><text:span text:style-name="T59"> those that remain behind in the C-matrix for use with higher values of </text:span><text:span text:style-name="T61">j</text:span><text:span text:style-name="T59">.</text:span></text:p>
      <text:p text:style-name="P30"/>
      <text:p text:style-name="P39">Section <text:span text:style-name="T106">4</text:span> – <text:span text:style-name="T86">Extension to NullSpace.</text:span></text:p>
      <text:p text:style-name="P14"/>
      <text:p text:style-name="P62">The basic idea here is to imagine that the Rank procedure described in the last section is done to matrix where a square (rows x rows) identity matrix is tacked on the end. <text:s/>There is something to be said for doing just that, but I have not been in favour of that approach.</text:p>
      <text:p text:style-name="P7"/>
      <text:p text:style-name="P62">Firstly, of course, it wastes work. <text:s/>Much of the matrix is known to be zero, and there seems little point doing matrix multiplications where the answer is known to be zero before we start. <text:s/>Secondly, it seems likely that the already-implemented bit-string functions may anyway be exactly what is needed, so that the "proper" implementation is not that much harder anyway. <text:s/>Thirdly, if there are further bit-string functions needed, that will probably progress the "recursive" project, whereby a big disk-file matrix is echelized by an extension of this process. <text:s/></text:p>
      <text:p text:style-name="P15"/>
      <text:p text:style-name="P62">As a first stage in the investigation, however, we do start by imagining more blocks od this identity matrix tacked on - not in the actual code, but in the description taken from the provious section.</text:p>
      <text:p text:style-name="P15"/>
      <text:p text:style-name="P62">We therefore assume that k has an extended range. <text:s/>Here is the relevant part of rank.</text:p>
      <text:p text:style-name="P62"><text:soft-page-break/></text:p>
      <text:p text:style-name="P49"><text:span text:style-name="T18">10<text:tab/>MAD</text:span> <text:span text:style-name="T76">A</text:span><text:span text:style-name="T24">i</text:span><text:span text:style-name="T19">j</text:span> B<text:span text:style-name="T19">ijk</text:span> C<text:span text:style-name="T19">ijk</text:span> <text:span text:style-name="T5">Z</text:span><text:span text:style-name="T20">ijk</text:span></text:p>
      <text:p text:style-name="P48"><text:span text:style-name="T18">11<text:tab/>REX</text:span> T<text:span text:style-name="T19">ij</text:span> Z<text:span text:style-name="T19">ijk</text:span> <text:span text:style-name="T5">V</text:span><text:span text:style-name="T20">ijk</text:span> <text:span text:style-name="T5">W</text:span><text:span text:style-name="T20">ijk</text:span></text:p>
      <text:p text:style-name="P48"><text:span text:style-name="T18">12<text:tab/>MUL</text:span> M<text:span text:style-name="T19">ij</text:span> V<text:span text:style-name="T19">ijk</text:span> <text:span text:style-name="T5">X</text:span><text:span text:style-name="T20">ijk</text:span></text:p>
      <text:p text:style-name="P29"><text:span text:style-name="T47">13<text:tab/></text:span><text:span text:style-name="T50">MAD</text:span><text:span text:style-name="T43"> E</text:span><text:span text:style-name="T19">ij</text:span><text:span text:style-name="T43"> X</text:span><text:span text:style-name="T19">ijk</text:span><text:span text:style-name="T43"> B</text:span><text:span text:style-name="T19">ijk</text:span><text:span text:style-name="T43"> </text:span><text:span text:style-name="T44">S</text:span><text:span text:style-name="T20">ijk</text:span></text:p>
      <text:p text:style-name="P29"><text:span text:style-name="T47">14<text:tab/></text:span><text:span text:style-name="T50">RRF </text:span><text:span text:style-name="T51">U</text:span><text:span text:style-name="T25">ij</text:span><text:span text:style-name="T51"> S</text:span><text:span text:style-name="T25">ijk</text:span><text:span text:style-name="T51"> X</text:span><text:span text:style-name="T25">ijk</text:span><text:span text:style-name="T51"> </text:span><text:span text:style-name="T46">B</text:span><text:span text:style-name="T21">(i+1)jk</text:span></text:p>
      <text:p text:style-name="P13"><text:span text:style-name="T65">15<text:tab/>MAD</text:span><text:span text:style-name="T66"> F</text:span><text:span text:style-name="T37">ij</text:span><text:span text:style-name="T66"> X</text:span><text:span text:style-name="T37">ijk</text:span><text:span text:style-name="T66"> W</text:span><text:span text:style-name="T37">ijk</text:span><text:span text:style-name="T66"> </text:span><text:span text:style-name="T67">C</text:span><text:span text:style-name="T38">i(j+1)k</text:span></text:p>
      <text:p text:style-name="P60"/>
      <text:p text:style-name="P63">If there are J columns of the matrix, we have initially that for k=J+i,<text:span text:style-name="T89"> j=0</text:span> <text:span text:style-name="T89">B</text:span><text:span text:style-name="T19">ijk</text:span><text:span text:style-name="T43"> is the identity matrix and for all other values of k</text:span><text:span text:style-name="T69"> above J</text:span><text:span text:style-name="T43">, </text:span><text:span text:style-name="T69">B</text:span><text:span text:style-name="T19">ijk</text:span><text:span text:style-name="T43"> is zero.</text:span><text:span text:style-name="T69"> <text:s/>We therefore see that (for k&gt;J+i) B</text:span><text:span text:style-name="T40">ijk</text:span><text:span text:style-name="T69"> is zero, and hence so is Z</text:span><text:span text:style-name="T40">ijk</text:span><text:span text:style-name="T69">, V</text:span><text:span text:style-name="T40">ijk</text:span><text:span text:style-name="T69">, W</text:span><text:span text:style-name="T40">ijk</text:span><text:span text:style-name="T69">, X</text:span><text:span text:style-name="T40">ijk</text:span><text:span text:style-name="T69">, S</text:span><text:span text:style-name="T40">ijk</text:span><text:span text:style-name="T69">, B</text:span><text:span text:style-name="T40">(i+i)jk</text:span><text:span text:style-name="T69"> and C</text:span><text:span text:style-name="T40">i(j+1)k</text:span><text:span text:style-name="T69"> and the entire loop does nothing useful and can be omitted, saving half the work.</text:span></text:p>
      <text:p text:style-name="P63"/>
      <text:p text:style-name="P66"><text:span text:style-name="T43">The situation changes when k=J+i, since now C</text:span><text:span text:style-name="T19">ijk</text:span><text:span text:style-name="T43"> is the identity matrix. <text:s/>B</text:span><text:span text:style-name="T19">ijk</text:span><text:span text:style-name="T43"> is still zero so Z</text:span><text:span text:style-name="T19">ijk</text:span><text:span text:style-name="T43"> is the identity matrix also and step 10 can be omitted. </text:span><text:span text:style-name="T70"><text:s/>Step 11 therefore produces matrices where each column is either zero (which we may indicate by an unset bit in a bit string) or has a 1 in the next available row (a set bit in the bit-string). <text:s/>With this convention, step 11 consists of taking V</text:span><text:span text:style-name="T41">ijk</text:span><text:span text:style-name="T70"> as T</text:span><text:span text:style-name="T41">ij</text:span><text:span text:style-name="T70"> and W</text:span><text:span text:style-name="T41">ijk</text:span><text:span text:style-name="T70"> as its complement. <text:s/></text:span><text:span text:style-name="T43">W</text:span><text:span text:style-name="T70">e are </text:span><text:span text:style-name="T68">either </text:span><text:span text:style-name="T70">going to need a function that c</text:span><text:span text:style-name="T68">omplements the bit string T</text:span><text:span text:style-name="T39">ij</text:span><text:span text:style-name="T68">, or (more likely) a new program MAD</text:span><text:span text:style-name="T43"> for step 15 </text:span><text:span text:style-name="T68">that takes T</text:span><text:span text:style-name="T39">ij</text:span><text:span text:style-name="T68"> instead of W</text:span><text:span text:style-name="T39">ijk</text:span><text:span text:style-name="T68"> and complements it implicitly, thereby making step 11 </text:span><text:span text:style-name="T43">also </text:span><text:span text:style-name="T68">a no-op. <text:s/>Step 12 then becomes a column-extract on M</text:span><text:span text:style-name="T39">ij</text:span><text:span text:style-name="T68"> yielding a genuine matrix X</text:span><text:span text:style-name="T39">ijk</text:span><text:span text:style-name="T68">. Step 13 still has B</text:span><text:span text:style-name="T39">ijk</text:span><text:span text:style-name="T68"> as zero, so is simply a multiplication MUL, not a MAD, but the resulting S</text:span><text:span text:style-name="T39">ijk</text:span><text:span text:style-name="T68"> is a proper matrix. <text:s/>The row-riffle of step 14 is therefore as usual, and the matrix B</text:span><text:span text:style-name="T39">(i+1)jk</text:span><text:span text:style-name="T68"> is a proper matrix. <text:s/>Finally the MAD in step 15 is as normal, except that</text:span><text:span text:style-name="T71"> we need to generate its W</text:span><text:span text:style-name="T42">ijk</text:span><text:span text:style-name="T71"> as a matrix from T</text:span><text:span text:style-name="T42">ij</text:span><text:span text:style-name="T71">. <text:s/>We might as well give this program a name</text:span></text:p>
      <text:p text:style-name="P66"/>
      <text:p text:style-name="P72"><text:span text:style-name="T71">I</text:span><text:span text:style-name="T43">SC A B</text:span><text:span text:style-name="T72"> InSignificant Columns. <text:s/>This program takes a bit-string A and produces a sparse matrix B whose rows are indexed by the unset bits, and whose columns are indexed by all the bits, with a single 1 in each row taking the next column whose bit is unset.</text:span></text:p>
      <text:p text:style-name="P62"/>
      <text:p text:style-name="P67"><text:span text:style-name="T43">For k &lt; J+i, </text:span><text:span text:style-name="T69">the matrices B</text:span><text:span text:style-name="T40">ijk</text:span><text:span text:style-name="T69">, C</text:span><text:span text:style-name="T40">ijk</text:span><text:span text:style-name="T69"> are just normal matrices, and the above program steps 10-15 need to be executed, as normal, in their entirety. </text:span></text:p>
      <text:p text:style-name="P67"/>
      <text:p text:style-name="P42">Section <text:span text:style-name="T106">5</text:span> – <text:span text:style-name="T97">Implementing Gaussian multi-core.</text:span></text:p>
      <text:p text:style-name="P18"/>
      <text:p text:style-name="P53"><text:span text:style-name="T89">A</text:span>ll the technology of multi-core implementations were basically developed for Matrix Multiplication. <text:s/>The implementation of "Rank" hit several other challenges which Jon found a way to overcome. <text:s/>The question to be addressed now is whether this was a suitable solution going forwards.</text:p>
      <text:p text:style-name="P53"/>
      <text:p text:style-name="P54">One real problem was the sheer complexity of rank. <text:s/>The fifteen steps of the above description contrast with essentially one step in matrix multiplication - the MAD - so the rank program has substantial difficulties keeping track of the the twenty or so types of MOJ, each with three <text:soft-page-break/>subscripts.</text:p>
      <text:p text:style-name="P54"/>
      <text:p text:style-name="P54">Because of the slow nature of the ECH routine (which used Dfmt), it was essential to chop up into a large number of MOJes, so that several millon jobs were submitted. <text:s/>This required expansion of the sizes of many arrays and tables.</text:p>
      <text:p text:style-name="P54"/>
      <text:p text:style-name="P54">Three conflicting issues caused trouble, and I suspect a new solution will be needed before long. <text:s/>One issue is to ensure that a MOJ is not deleted when there are still unsubmitted jobs that will read it. <text:s/>Another issue is to allow the submission of jobs to be blocked if there is inadequate space for them. <text:s/>The third issue is to make sure that a MOJ is deleted as soon as it is finished with, as otherwise the memory footprint threatens to spiral out of control. <text:s/>It would be nice to find some way of dealing with all these problems in a terse way . . . automatically without the programmer needing to think too hard. <text:s/>Although the current structure was suitable for multiply, it really did not seem suitable for this - considerably more complex - usage.</text:p>
      <text:p text:style-name="P54"/>
      <text:p text:style-name="P54">Much better, I think, is if the SUBMIT indicates<text:span text:style-name="T99"> somehow</text:span>, for each moj, whether this is the last use of that moj. <text:s/>That way the infrastructure can take a read-reference whenever a moj is the output of a proggy, and release that read-reference when it is used for the last time.<text:span text:style-name="T98"> <text:s/>Notice that this must be put explicitly into the submit, since the same proggy parameter may sometimes be the last and sometimes not. <text:s/>It is the fact that this information was missing that caused most of the trouble. <text:s/>Another approach is to indicate, for each output that is input by more than one proggy how many more reads there will be before it can be released. <text:s/>This needs to be considered carefully, as the program is already complicated enough.</text:span></text:p>
      <text:p text:style-name="P54"/>
      <text:p text:style-name="P55">Another problem was the simple administrative process of giving numbers to all the MOJes. <text:s/>A partial resolution was to just get a number for a moj locally and forget it as soon as it was done with. <text:s/>This was suitable for the cases where a moj is created and used in the same iteration of the loop, but sometimes the MOJ number had to be remembered for a longer time. <text:s/>I suspect the answer to this is to give macros for these MOJ numbers, but more thought is needed.</text:p>
      <text:p text:style-name="P55"/>
      <text:p text:style-name="P55">Another issue was to try to give priorities to the various proggies in such a way that the total memory footprint did not get too high. <text:s/>No solution to this was really attempted.</text:p>
      <text:p text:style-name="P67"/>
      <text:p text:style-name="P40">Section <text:span text:style-name="T106">6</text:span> – <text:span text:style-name="T90">Split.</text:span></text:p>
      <text:p text:style-name="P16"/>
      <text:p text:style-name="P52">At the largest scale, it seems clear that there is a program whose objective is to produce an invariant subspace in (probably negative) reduced echelon form. <text:s/>The reason for this is that it often happens that the action on the invariant subspace and the quotient space is needed for more matrices than are used for the spinning, so that the time spent putting it in reduced echelon form is more than repaid with these actions. <text:s/>It is also clear that a full-sized Standard Basis program (which is not on the immediate priority list) would collect images of the starting vector(s) and it would be these that are multiplied by the generators. <text:s/>In any case the starting points do seem to vary, and the exact needs also, and this all suggests that "split" and "standard <text:soft-page-break/>base" are shell-scripts rather than programs.</text:p>
      <text:p text:style-name="P64"/>
      <text:p text:style-name="P52">The idea is, then, that a batch of vectors is obtained somehow and multiplied by the generators. <text:s/>The obvious thing to do next would be to extract the pivots from the result, and then do a multiply-and-add of the starting echelon form and the vectors resulting to clean them. <text:s/>For split anyway, the next step would be to put the new vectors also into negative echelon form, and the row riffle can be done using the bit-strings. <text:s/>This would not, however, do the back-cleaning necessary, and we are drifting towards the JGT theorem that we can afford to back clean and still use the new vectors for further mutliplication.</text:p>
      <text:p text:style-name="P61"/>
      <text:p text:style-name="P68">In other words, it seems that the standard programs of MAD, ECH, RRF, CEX etc. can pretty-much do the job.</text:p>
      <text:p text:style-name="P68"/>
      <text:p text:style-name="P41">Section <text:span text:style-name="T106">7</text:span> – <text:span text:style-name="T100">Other possible improvements.</text:span></text:p>
      <text:p text:style-name="P17"/>
      <text:p text:style-name="P56">Starting at the lowest level, the HPMI can be written for any prime field. <text:s/>At present it is implemented for the prime 2 (using exclusive-or) and the prime 3 (using the logic-6 method). <text:s/>A "logic-13" method is known for the prime 5 and a "logic-15" method for the prime 7, so that the design of the HPMI is fairly well advanced<text:span text:style-name="T101">, but not implemented,</text:span> for these primes. <text:s/>For larger primes<text:span text:style-name="T101"> up to about 5,000</text:span>, a fairly general AS design is possible<text:span text:style-name="T101">.</text:span></text:p>
      <text:p text:style-name="P56"/>
      <text:p text:style-name="P56">For <text:span text:style-name="T101">non-prime fields of order p</text:span><text:span text:style-name="T102">d</text:span><text:span text:style-name="T101">, the methods of Albrecht seem entirely appropriate, and probably the first step would be to write a Karatsuba version for d=2.</text:span></text:p>
      <text:p text:style-name="P56"/>
      <text:p text:style-name="P57">Matrix multiplication still does not use the methods of Strassen, and it seems clear that there is still a factor of two or so to be gained for matrix multiplication in this way.</text:p>
      <text:p text:style-name="P57"/>
      <text:p text:style-name="P57">The Gaussian system designed above will require each matrix to be chopped into rather smaller pieces that we would ideally like. <text:s/>The reason is that the slab echelize does not use the HPMI and it would be highly desirable to make it faster. <text:s/>The HPMI is not that suitable for this work, although it may well be possible to get a substantial improvement this way. <text:s/>Ideally a whole new HPMI-like design is needed to be more Gaussian-Friendly. <text:s/>In any case the point is not that the work done by slab echelize is a larger proportion of the whole work. <text:s/>The point is that the echelize is<text:span text:style-name="T103"> used</text:span> <text:span text:style-name="T92">sequentially</text:span><text:span text:style-name="T82">, and hence limits the extent to which the work can be done in parallel.</text:span></text:p>
      <text:p text:style-name="P57"/>
      <text:p text:style-name="P57">Another whole level of software design is to write programs that work with matrices held on disk, and chop them up on disk before working on the parts. <text:s/>Probably the first program to try this on is actually Transpose, which is a fairly simple program that ought to make the design clear. <text:s/>Ultimately, of course, we would like the main standard programs to work on matrices on disk of arbitrary size, and this seems feasible.</text:p>
      <text:p text:style-name="P57"/>
      <text:p text:style-name="P57">Another idea is to include permutations into the system. <text:s/>Actually there are already simple <text:soft-page-break/>versions of these, but using multiple cores, disk-based operations and condensation will ultimately be needed. <text:s/>At present we must hope that the legacy systems can generate the matrices, and it is only the extra power of split and null-space that will initially be required. <text:s/>Later this will probably not be the case.</text:p>
      <text:p text:style-name="P57"/>
      <text:p text:style-name="P43">Section <text:span text:style-name="T106">8</text:span> – <text:span text:style-name="T104">Thread-farm. <text:s/>Plan.</text:span></text:p>
      <text:p text:style-name="P19"/>
      <text:p text:style-name="P58">So what do we actually do to move the meataxe64 project forwards? <text:s/>It seems to me that the first step is to make as much improvement to the thread-farm as we can, so as to simplify all later multi-core programming. <text:s/>What are the issues to consider.</text:p>
      <text:p text:style-name="P58"/>
      <text:list xml:id="list2481077253400732635" text:style-name="L1">
        <text:list-item>
          <text:p text:style-name="P84">Making sure a MOJ is not deleted until it is finished with</text:p>
        </text:list-item>
        <text:list-item>
          <text:p text:style-name="P84">Making sure a MOJ is deleted as soon as possible after it is finished with.</text:p>
        </text:list-item>
        <text:list-item>
          <text:p text:style-name="P84">Simpilfying the administration of MOJ numbers</text:p>
        </text:list-item>
        <text:list-item>
          <text:p text:style-name="P84">Planning the order of events to minimize memory footprint</text:p>
        </text:list-item>
        <text:list-item>
          <text:p text:style-name="P84">Do we allow submission to block if there are too many jobs?</text:p>
        </text:list-item>
      </text:list>
      <text:p text:style-name="P68"/>
      <text:p text:style-name="P69">Let's start with number 4. <text:s/>At present a "priority" system is the main factor that determines the order that jobs are executed in. <text:s/>There is also the Dijkstra P/V system available if memory footprint requires a closer control. <text:s/>As far as I know so far, these two are fit for purpose, and at this stage see no need for an upgrade for this. <text:s/>There remains the question (for Gaussian, for example) as to how to choose the priority of the jobs, but there is not (yet) sufficient evidence that this is not possible, and no upgrade in this area is planned.</text:p>
      <text:p text:style-name="P69"/>
      <text:p text:style-name="P69">Turning now to issue<text:span text:style-name="T105">s</text:span> 1<text:span text:style-name="T105"> and 2</text:span>, the difficulty here is that execution of jobs may go faster than the submission, resulting in a MOJ having no<text:span text:style-name="T81"> currently submitted jobs that use it, but that soon a job will be submitted that does use it, but unfortunately its ref-count has reached zero and it has already been free'd. <text:s/>One possibility is that we do not start execution until all the jobs have been submitted, but this is unsatisfactory for several reasons. <text:s/>Firstly it may not even be known at the outset what the full list of jobs is. <text:s/>For example, the course of a "SPlit" is different depending on whether the invariant subspace is proper or not. <text:s/>Secondly it precludes issue 5 - we may run out of space in our job-queue data structures and wish to pause submission.</text:span><text:span text:style-name="T83"> <text:s/>Thirdly the submission may take some time, and it seems inappropriate to hold things up (e.g. the file reading) just because we have not yet clarified how to finish of the job at the very end.</text:span></text:p>
      <text:p text:style-name="P69"/>
      <text:p text:style-name="P73">Hence it seems that the pressure to be accurate about MOJ releasing is quite strong but perhaps not irresistible. <text:s/>Let's look at the other side to see what we might do.</text:p>
      <text:p text:style-name="P70"/>
      <text:p text:style-name="P73">The key information that the thread-farm needs (and that it is not getting properly at the moment) is to identify for each MOJ a suitable point in submission when it is known that no further jobs will be submitted that use it. <text:s/>Originally this was done by the top-level routine getting an explicit read reference on each MOJ, and doing an explicit release of this read reference when the last job was submitted that used it. <text:s/>This has proved fine for Multiply, but <text:soft-page-break/>the managing of the read references belonging to the top level proved a serious chore in Rank, and some assistance from the system is highly desirable</text:p>
      <text:p text:style-name="P70"/>
      <text:p text:style-name="P70"><text:span text:style-name="T81">One approach to this is for the submit to take a read-reference on every output (assuming by default that it will be read at least once) and to assume by default also that every read of a MOJ is the last. <text:s/>Hence the programmer need take no action for a MOJ that is written once and read</text:span><text:span text:style-name="T84"> once.</text:span><text:span text:style-name="T81"> <text:s/>If, on the other hand, the MOJ will be read more than once (as an extreme example the FIELD MOJ is read oodles of times) the programmer may set a bit (after it is output) to say that this is a "persisent" MOJ and that reads do not release the read reference - instead the programmer must release it explicitly once the last job reading it has been submitted.</text:span></text:p>
      <text:p text:style-name="P70"/>
      <text:p text:style-name="P73">I propose to implement this approach on a trial basis and see what it looks like.</text:p>
      <text:p text:style-name="P70"/>
      <text:p text:style-name="P74">Turning now to issue 3 (MOJ number administration) it seems clear that it is the submission of the job that outputs a MOJ that should choose its number, and hence the parameter for output should not be the MOJ number, but instead the location into which the submit should put the MOJ number. <text:s/>For MOJes with only very local relevance, this can simply be &amp;mn, where mn is an int. <text:s/>In other, more complex cases, a whole array of moj numbers may be in use, but at least we have eliminated the need to allocate the numbers ourselves.</text:p>
      <text:p text:style-name="P71"/>
      <text:p text:style-name="P74">Unfortunately there are cases (e.g. input and output) where we wish to handle a whole batch of MOJ numbers, and I suspect that the interfaces to these routines will need to be changed so that these MOJ numbers can be properly pass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4-02T17:56:05.485451962</dc:date>
    <meta:editing-duration>P3DT23H56M3S</meta:editing-duration>
    <meta:editing-cycles>397</meta:editing-cycles>
    <meta:generator>LibreOffice/4.2.8.2$Linux_X86_64 LibreOffice_project/420m0$Build-2</meta:generator>
    <meta:printed-by>User </meta:printed-by>
    <meta:print-date>2012-07-06T16:23:45</meta:print-date>
    <meta:document-statistic meta:table-count="0" meta:image-count="0" meta:object-count="0" meta:page-count="12" meta:paragraph-count="124" meta:word-count="5846" meta:character-count="32450" meta:non-whitespace-character-count="26478"/>
  </office:meta>
</office:document-meta>
</file>